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Noto Sans CJK SC Regular" style:font-name-complex="Noto Sans CJK SC Regula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5.96mm" svg:height="194.44mm" svg:x="51.49mm" svg:y="0mm">
            <loext:p draw:notify-on-update-of-ranges="Sheet1.B1:Sheet1.B100 Sheet1.D1:Sheet1.D100 Sheet1.B1:Sheet1.B100 Sheet1.H1:Sheet1.H100 Sheet1.B1:Sheet1.B100 Sheet1.G1:Sheet1.G100 Sheet1.B1:Sheet1.B100 Sheet1.F1:Sheet1.F10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5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formula="of:=[.C1]*SUM([.G$1:.G$100])/SUM([.C$1:.C$10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1]*SUM([.G$1:.G$100])/SUM([.E$1:.E$100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2]*SUM([.G$1:.G$100])/SUM([.C$1:.C$10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2]*SUM([.G$1:.G$100])/SUM([.E$1:.E$100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C3]*SUM([.G$1:.G$100])/SUM([.C$1:.C$10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3]*SUM([.G$1:.G$100])/SUM([.E$1:.E$100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C4]*SUM([.G$1:.G$100])/SUM([.C$1:.C$10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4]*SUM([.G$1:.G$100])/SUM([.E$1:.E$100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C5]*SUM([.G$1:.G$100])/SUM([.C$1:.C$10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5]*SUM([.G$1:.G$100])/SUM([.E$1:.E$100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C6]*SUM([.G$1:.G$100])/SUM([.C$1:.C$10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6]*SUM([.G$1:.G$100])/SUM([.E$1:.E$100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C7]*SUM([.G$1:.G$100])/SUM([.C$1:.C$10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7]*SUM([.G$1:.G$100])/SUM([.E$1:.E$100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C8]*SUM([.G$1:.G$100])/SUM([.C$1:.C$10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8]*SUM([.G$1:.G$100])/SUM([.E$1:.E$100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C9]*SUM([.G$1:.G$100])/SUM([.C$1:.C$10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9]*SUM([.G$1:.G$100])/SUM([.E$1:.E$100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[.C10]*SUM([.G$1:.G$100])/SUM([.C$1:.C$10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10]*SUM([.G$1:.G$100])/SUM([.E$1:.E$100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C11]*SUM([.G$1:.G$100])/SUM([.C$1:.C$10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11]*SUM([.G$1:.G$100])/SUM([.E$1:.E$100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C12]*SUM([.G$1:.G$100])/SUM([.C$1:.C$10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12]*SUM([.G$1:.G$100])/SUM([.E$1:.E$100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C13]*SUM([.G$1:.G$100])/SUM([.C$1:.C$10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13]*SUM([.G$1:.G$100])/SUM([.E$1:.E$100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formula="of:=[.C14]*SUM([.G$1:.G$100])/SUM([.C$1:.C$100])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formula="of:=[.E14]*SUM([.G$1:.G$100])/SUM([.E$1:.E$100])" office:value-type="float" office:value="81.6025416645831" calcext:value-type="float">
            <text:p>81.602541664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table:formula="of:=[.C15]*SUM([.G$1:.G$100])/SUM([.C$1:.C$100])" office:value-type="float" office:value="116.39557987406" calcext:value-type="float">
            <text:p>116.3955798741</text:p>
          </table:table-cell>
          <table:table-cell office:value-type="float" office:value="922" calcext:value-type="float">
            <text:p>922</text:p>
          </table:table-cell>
          <table:table-cell table:formula="of:=[.E15]*SUM([.G$1:.G$100])/SUM([.E$1:.E$100])" office:value-type="float" office:value="2507.91811382485" calcext:value-type="float">
            <text:p>2507.9181138249</text:p>
          </table:table-cell>
          <table:table-cell office:value-type="float" office:value="3" calcext:value-type="float">
            <text:p>3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436" calcext:value-type="float">
            <text:p>436</text:p>
          </table:table-cell>
          <table:table-cell table:formula="of:=[.C16]*SUM([.G$1:.G$100])/SUM([.C$1:.C$100])" office:value-type="float" office:value="2537.42364125451" calcext:value-type="float">
            <text:p>2537.4236412545</text:p>
          </table:table-cell>
          <table:table-cell office:value-type="float" office:value="4740" calcext:value-type="float">
            <text:p>4740</text:p>
          </table:table-cell>
          <table:table-cell table:formula="of:=[.E16]*SUM([.G$1:.G$100])/SUM([.E$1:.E$100])" office:value-type="float" office:value="12893.2015830041" calcext:value-type="float">
            <text:p>12893.2015830041</text:p>
          </table:table-cell>
          <table:table-cell office:value-type="float" office:value="550" calcext:value-type="float">
            <text:p>550</text:p>
          </table:table-cell>
          <table:table-cell office:value-type="float" office:value="5511" calcext:value-type="float">
            <text:p>5511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2098" calcext:value-type="float">
            <text:p>2098</text:p>
          </table:table-cell>
          <table:table-cell table:formula="of:=[.C17]*SUM([.G$1:.G$100])/SUM([.C$1:.C$100])" office:value-type="float" office:value="12209.8963287889" calcext:value-type="float">
            <text:p>12209.8963287889</text:p>
          </table:table-cell>
          <table:table-cell office:value-type="float" office:value="9268" calcext:value-type="float">
            <text:p>9268</text:p>
          </table:table-cell>
          <table:table-cell table:formula="of:=[.E17]*SUM([.G$1:.G$100])/SUM([.E$1:.E$100])" office:value-type="float" office:value="25209.7452049119" calcext:value-type="float">
            <text:p>25209.7452049119</text:p>
          </table:table-cell>
          <table:table-cell office:value-type="float" office:value="6771" calcext:value-type="float">
            <text:p>6771</text:p>
          </table:table-cell>
          <table:table-cell office:value-type="float" office:value="20171" calcext:value-type="float">
            <text:p>20171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4293" calcext:value-type="float">
            <text:p>4293</text:p>
          </table:table-cell>
          <table:table-cell table:formula="of:=[.C18]*SUM([.G$1:.G$100])/SUM([.C$1:.C$100])" office:value-type="float" office:value="24984.311219967" calcext:value-type="float">
            <text:p>24984.311219967</text:p>
          </table:table-cell>
          <table:table-cell office:value-type="float" office:value="10695" calcext:value-type="float">
            <text:p>10695</text:p>
          </table:table-cell>
          <table:table-cell table:formula="of:=[.E18]*SUM([.G$1:.G$100])/SUM([.E$1:.E$100])" office:value-type="float" office:value="29091.3061034239" calcext:value-type="float">
            <text:p>29091.3061034239</text:p>
          </table:table-cell>
          <table:table-cell office:value-type="float" office:value="20440" calcext:value-type="float">
            <text:p>20440</text:p>
          </table:table-cell>
          <table:table-cell office:value-type="float" office:value="29471" calcext:value-type="float">
            <text:p>29471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5163" calcext:value-type="float">
            <text:p>5163</text:p>
          </table:table-cell>
          <table:table-cell table:formula="of:=[.C19]*SUM([.G$1:.G$100])/SUM([.C$1:.C$100])" office:value-type="float" office:value="30047.5189444886" calcext:value-type="float">
            <text:p>30047.5189444886</text:p>
          </table:table-cell>
          <table:table-cell office:value-type="float" office:value="9768" calcext:value-type="float">
            <text:p>9768</text:p>
          </table:table-cell>
          <table:table-cell table:formula="of:=[.E19]*SUM([.G$1:.G$100])/SUM([.E$1:.E$100])" office:value-type="float" office:value="26569.7875659883" calcext:value-type="float">
            <text:p>26569.7875659883</text:p>
          </table:table-cell>
          <table:table-cell office:value-type="float" office:value="29205" calcext:value-type="float">
            <text:p>29205</text:p>
          </table:table-cell>
          <table:table-cell office:value-type="float" office:value="27951" calcext:value-type="float">
            <text:p>27951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4714" calcext:value-type="float">
            <text:p>4714</text:p>
          </table:table-cell>
          <table:table-cell table:formula="of:=[.C20]*SUM([.G$1:.G$100])/SUM([.C$1:.C$100])" office:value-type="float" office:value="27434.4381763159" calcext:value-type="float">
            <text:p>27434.4381763159</text:p>
          </table:table-cell>
          <table:table-cell office:value-type="float" office:value="7966" calcext:value-type="float">
            <text:p>7966</text:p>
          </table:table-cell>
          <table:table-cell table:formula="of:=[.E20]*SUM([.G$1:.G$100])/SUM([.E$1:.E$100])" office:value-type="float" office:value="21668.194896669" calcext:value-type="float">
            <text:p>21668.194896669</text:p>
          </table:table-cell>
          <table:table-cell office:value-type="float" office:value="27862" calcext:value-type="float">
            <text:p>27862</text:p>
          </table:table-cell>
          <table:table-cell office:value-type="float" office:value="22227" calcext:value-type="float">
            <text:p>22227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4035" calcext:value-type="float">
            <text:p>4035</text:p>
          </table:table-cell>
          <table:table-cell table:formula="of:=[.C21]*SUM([.G$1:.G$100])/SUM([.C$1:.C$100])" office:value-type="float" office:value="23482.8082395916" calcext:value-type="float">
            <text:p>23482.8082395916</text:p>
          </table:table-cell>
          <table:table-cell office:value-type="float" office:value="6188" calcext:value-type="float">
            <text:p>6188</text:p>
          </table:table-cell>
          <table:table-cell table:formula="of:=[.E21]*SUM([.G$1:.G$100])/SUM([.E$1:.E$100])" office:value-type="float" office:value="16831.8842606814" calcext:value-type="float">
            <text:p>16831.8842606814</text:p>
          </table:table-cell>
          <table:table-cell office:value-type="float" office:value="22511" calcext:value-type="float">
            <text:p>22511</text:p>
          </table:table-cell>
          <table:table-cell office:value-type="float" office:value="17013" calcext:value-type="float">
            <text:p>17013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3094" calcext:value-type="float">
            <text:p>3094</text:p>
          </table:table-cell>
          <table:table-cell table:formula="of:=[.C22]*SUM([.G$1:.G$100])/SUM([.C$1:.C$100])" office:value-type="float" office:value="18006.3962065171" calcext:value-type="float">
            <text:p>18006.3962065171</text:p>
          </table:table-cell>
          <table:table-cell office:value-type="float" office:value="4742" calcext:value-type="float">
            <text:p>4742</text:p>
          </table:table-cell>
          <table:table-cell table:formula="of:=[.E22]*SUM([.G$1:.G$100])/SUM([.E$1:.E$100])" office:value-type="float" office:value="12898.6417524484" calcext:value-type="float">
            <text:p>12898.6417524484</text:p>
          </table:table-cell>
          <table:table-cell office:value-type="float" office:value="17423" calcext:value-type="float">
            <text:p>17423</text:p>
          </table:table-cell>
          <table:table-cell office:value-type="float" office:value="13045" calcext:value-type="float">
            <text:p>13045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2477" calcext:value-type="float">
            <text:p>2477</text:p>
          </table:table-cell>
          <table:table-cell table:formula="of:=[.C23]*SUM([.G$1:.G$100])/SUM([.C$1:.C$100])" office:value-type="float" office:value="14415.5925674023" calcext:value-type="float">
            <text:p>14415.5925674023</text:p>
          </table:table-cell>
          <table:table-cell office:value-type="float" office:value="3802" calcext:value-type="float">
            <text:p>3802</text:p>
          </table:table-cell>
          <table:table-cell table:formula="of:=[.E23]*SUM([.G$1:.G$100])/SUM([.E$1:.E$100])" office:value-type="float" office:value="10341.7621136248" calcext:value-type="float">
            <text:p>10341.7621136248</text:p>
          </table:table-cell>
          <table:table-cell office:value-type="float" office:value="13161" calcext:value-type="float">
            <text:p>13161</text:p>
          </table:table-cell>
          <table:table-cell office:value-type="float" office:value="10228" calcext:value-type="float">
            <text:p>10228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1997" calcext:value-type="float">
            <text:p>1997</text:p>
          </table:table-cell>
          <table:table-cell table:formula="of:=[.C24]*SUM([.G$1:.G$100])/SUM([.C$1:.C$100])" office:value-type="float" office:value="11622.0986504249" calcext:value-type="float">
            <text:p>11622.0986504249</text:p>
          </table:table-cell>
          <table:table-cell office:value-type="float" office:value="2985" calcext:value-type="float">
            <text:p>2985</text:p>
          </table:table-cell>
          <table:table-cell table:formula="of:=[.E24]*SUM([.G$1:.G$100])/SUM([.E$1:.E$100])" office:value-type="float" office:value="8119.45289562602" calcext:value-type="float">
            <text:p>8119.452895626</text:p>
          </table:table-cell>
          <table:table-cell office:value-type="float" office:value="10259" calcext:value-type="float">
            <text:p>10259</text:p>
          </table:table-cell>
          <table:table-cell office:value-type="float" office:value="8160" calcext:value-type="float">
            <text:p>8160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1592" calcext:value-type="float">
            <text:p>1592</text:p>
          </table:table-cell>
          <table:table-cell table:formula="of:=[.C25]*SUM([.G$1:.G$100])/SUM([.C$1:.C$100])" office:value-type="float" office:value="9265.08815797518" calcext:value-type="float">
            <text:p>9265.0881579752</text:p>
          </table:table-cell>
          <table:table-cell office:value-type="float" office:value="2625" calcext:value-type="float">
            <text:p>2625</text:p>
          </table:table-cell>
          <table:table-cell table:formula="of:=[.E25]*SUM([.G$1:.G$100])/SUM([.E$1:.E$100])" office:value-type="float" office:value="7140.22239565103" calcext:value-type="float">
            <text:p>7140.222395651</text:p>
          </table:table-cell>
          <table:table-cell office:value-type="float" office:value="8228" calcext:value-type="float">
            <text:p>8228</text:p>
          </table:table-cell>
          <table:table-cell office:value-type="float" office:value="7266" calcext:value-type="float">
            <text:p>7266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1369" calcext:value-type="float">
            <text:p>1369</text:p>
          </table:table-cell>
          <table:table-cell table:formula="of:=[.C26]*SUM([.G$1:.G$100])/SUM([.C$1:.C$100])" office:value-type="float" office:value="7967.27744237941" calcext:value-type="float">
            <text:p>7967.2774423794</text:p>
          </table:table-cell>
          <table:table-cell office:value-type="float" office:value="2260" calcext:value-type="float">
            <text:p>2260</text:p>
          </table:table-cell>
          <table:table-cell table:formula="of:=[.E26]*SUM([.G$1:.G$100])/SUM([.E$1:.E$100])" office:value-type="float" office:value="6147.39147206526" calcext:value-type="float">
            <text:p>6147.3914720653</text:p>
          </table:table-cell>
          <table:table-cell office:value-type="float" office:value="6758" calcext:value-type="float">
            <text:p>6758</text:p>
          </table:table-cell>
          <table:table-cell office:value-type="float" office:value="6263" calcext:value-type="float">
            <text:p>6263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1202" calcext:value-type="float">
            <text:p>1202</text:p>
          </table:table-cell>
          <table:table-cell table:formula="of:=[.C27]*SUM([.G$1:.G$100])/SUM([.C$1:.C$100])" office:value-type="float" office:value="6995.37435043101" calcext:value-type="float">
            <text:p>6995.374350431</text:p>
          </table:table-cell>
          <table:table-cell office:value-type="float" office:value="2039" calcext:value-type="float">
            <text:p>2039</text:p>
          </table:table-cell>
          <table:table-cell table:formula="of:=[.E27]*SUM([.G$1:.G$100])/SUM([.E$1:.E$100])" office:value-type="float" office:value="5546.2527484695" calcext:value-type="float">
            <text:p>5546.2527484695</text:p>
          </table:table-cell>
          <table:table-cell office:value-type="float" office:value="5888" calcext:value-type="float">
            <text:p>5888</text:p>
          </table:table-cell>
          <table:table-cell office:value-type="float" office:value="5846" calcext:value-type="float">
            <text:p>5846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1036" calcext:value-type="float">
            <text:p>1036</text:p>
          </table:table-cell>
          <table:table-cell table:formula="of:=[.C28]*SUM([.G$1:.G$100])/SUM([.C$1:.C$100])" office:value-type="float" office:value="6029.29103747631" calcext:value-type="float">
            <text:p>6029.2910374763</text:p>
          </table:table-cell>
          <table:table-cell office:value-type="float" office:value="1910" calcext:value-type="float">
            <text:p>1910</text:p>
          </table:table-cell>
          <table:table-cell table:formula="of:=[.E28]*SUM([.G$1:.G$100])/SUM([.E$1:.E$100])" office:value-type="float" office:value="5195.36181931179" calcext:value-type="float">
            <text:p>5195.3618193118</text:p>
          </table:table-cell>
          <table:table-cell office:value-type="float" office:value="5287" calcext:value-type="float">
            <text:p>5287</text:p>
          </table:table-cell>
          <table:table-cell office:value-type="float" office:value="5728" calcext:value-type="float">
            <text:p>5728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999" calcext:value-type="float">
            <text:p>999</text:p>
          </table:table-cell>
          <table:table-cell table:formula="of:=[.C29]*SUM([.G$1:.G$100])/SUM([.C$1:.C$100])" office:value-type="float" office:value="5813.9592147093" calcext:value-type="float">
            <text:p>5813.9592147093</text:p>
          </table:table-cell>
          <table:table-cell office:value-type="float" office:value="1966" calcext:value-type="float">
            <text:p>1966</text:p>
          </table:table-cell>
          <table:table-cell table:formula="of:=[.E29]*SUM([.G$1:.G$100])/SUM([.E$1:.E$100])" office:value-type="float" office:value="5347.68656375235" calcext:value-type="float">
            <text:p>5347.6865637524</text:p>
          </table:table-cell>
          <table:table-cell office:value-type="float" office:value="4812" calcext:value-type="float">
            <text:p>4812</text:p>
          </table:table-cell>
          <table:table-cell office:value-type="float" office:value="6098" calcext:value-type="float">
            <text:p>6098</text:p>
          </table:table-cell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893" calcext:value-type="float">
            <text:p>893</text:p>
          </table:table-cell>
          <table:table-cell table:formula="of:=[.C30]*SUM([.G$1:.G$100])/SUM([.C$1:.C$100])" office:value-type="float" office:value="5197.06264137678" calcext:value-type="float">
            <text:p>5197.0626413768</text:p>
          </table:table-cell>
          <table:table-cell office:value-type="float" office:value="2009" calcext:value-type="float">
            <text:p>2009</text:p>
          </table:table-cell>
          <table:table-cell table:formula="of:=[.E30]*SUM([.G$1:.G$100])/SUM([.E$1:.E$100])" office:value-type="float" office:value="5464.65020680492" calcext:value-type="float">
            <text:p>5464.6502068049</text:p>
          </table:table-cell>
          <table:table-cell office:value-type="float" office:value="5090" calcext:value-type="float">
            <text:p>5090</text:p>
          </table:table-cell>
          <table:table-cell office:value-type="float" office:value="6889" calcext:value-type="float">
            <text:p>6889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1008" calcext:value-type="float">
            <text:p>1008</text:p>
          </table:table-cell>
          <table:table-cell table:formula="of:=[.C31]*SUM([.G$1:.G$100])/SUM([.C$1:.C$100])" office:value-type="float" office:value="5866.33722565263" calcext:value-type="float">
            <text:p>5866.3372256526</text:p>
          </table:table-cell>
          <table:table-cell office:value-type="float" office:value="2303" calcext:value-type="float">
            <text:p>2303</text:p>
          </table:table-cell>
          <table:table-cell table:formula="of:=[.E31]*SUM([.G$1:.G$100])/SUM([.E$1:.E$100])" office:value-type="float" office:value="6264.35511511783" calcext:value-type="float">
            <text:p>6264.3551151178</text:p>
          </table:table-cell>
          <table:table-cell office:value-type="float" office:value="5986" calcext:value-type="float">
            <text:p>5986</text:p>
          </table:table-cell>
          <table:table-cell office:value-type="float" office:value="8887" calcext:value-type="float">
            <text:p>8887</text:p>
          </table:table-cell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1047" calcext:value-type="float">
            <text:p>1047</text:p>
          </table:table-cell>
          <table:table-cell table:formula="of:=[.C32]*SUM([.G$1:.G$100])/SUM([.C$1:.C$100])" office:value-type="float" office:value="6093.30860640704" calcext:value-type="float">
            <text:p>6093.3086064071</text:p>
          </table:table-cell>
          <table:table-cell office:value-type="float" office:value="2935" calcext:value-type="float">
            <text:p>2935</text:p>
          </table:table-cell>
          <table:table-cell table:formula="of:=[.E32]*SUM([.G$1:.G$100])/SUM([.E$1:.E$100])" office:value-type="float" office:value="7983.44865951838" calcext:value-type="float">
            <text:p>7983.4486595184</text:p>
          </table:table-cell>
          <table:table-cell office:value-type="float" office:value="7143" calcext:value-type="float">
            <text:p>7143</text:p>
          </table:table-cell>
          <table:table-cell office:value-type="float" office:value="11078" calcext:value-type="float">
            <text:p>11078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1184" calcext:value-type="float">
            <text:p>1184</text:p>
          </table:table-cell>
          <table:table-cell table:formula="of:=[.C33]*SUM([.G$1:.G$100])/SUM([.C$1:.C$100])" office:value-type="float" office:value="6890.61832854435" calcext:value-type="float">
            <text:p>6890.6183285444</text:p>
          </table:table-cell>
          <table:table-cell office:value-type="float" office:value="3850" calcext:value-type="float">
            <text:p>3850</text:p>
          </table:table-cell>
          <table:table-cell table:formula="of:=[.E33]*SUM([.G$1:.G$100])/SUM([.E$1:.E$100])" office:value-type="float" office:value="10472.3261802882" calcext:value-type="float">
            <text:p>10472.3261802882</text:p>
          </table:table-cell>
          <table:table-cell office:value-type="float" office:value="8956" calcext:value-type="float">
            <text:p>8956</text:p>
          </table:table-cell>
          <table:table-cell office:value-type="float" office:value="12552" calcext:value-type="float">
            <text:p>12552</text:p>
          </table:table-cell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1545" calcext:value-type="float">
            <text:p>1545</text:p>
          </table:table-cell>
          <table:table-cell table:formula="of:=[.C34]*SUM([.G$1:.G$100])/SUM([.C$1:.C$100])" office:value-type="float" office:value="8991.55854527114" calcext:value-type="float">
            <text:p>8991.5585452711</text:p>
          </table:table-cell>
          <table:table-cell office:value-type="float" office:value="4419" calcext:value-type="float">
            <text:p>4419</text:p>
          </table:table-cell>
          <table:table-cell table:formula="of:=[.E34]*SUM([.G$1:.G$100])/SUM([.E$1:.E$100])" office:value-type="float" office:value="12020.0543871931" calcext:value-type="float">
            <text:p>12020.0543871931</text:p>
          </table:table-cell>
          <table:table-cell office:value-type="float" office:value="11229" calcext:value-type="float">
            <text:p>11229</text:p>
          </table:table-cell>
          <table:table-cell office:value-type="float" office:value="12801" calcext:value-type="float">
            <text:p>12801</text:p>
          </table:table-cell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1914" calcext:value-type="float">
            <text:p>1914</text:p>
          </table:table-cell>
          <table:table-cell table:formula="of:=[.C35]*SUM([.G$1:.G$100])/SUM([.C$1:.C$100])" office:value-type="float" office:value="11139.0569939475" calcext:value-type="float">
            <text:p>11139.0569939475</text:p>
          </table:table-cell>
          <table:table-cell office:value-type="float" office:value="4829" calcext:value-type="float">
            <text:p>4829</text:p>
          </table:table-cell>
          <table:table-cell table:formula="of:=[.E35]*SUM([.G$1:.G$100])/SUM([.E$1:.E$100])" office:value-type="float" office:value="13135.2891232757" calcext:value-type="float">
            <text:p>13135.2891232757</text:p>
          </table:table-cell>
          <table:table-cell office:value-type="float" office:value="12424" calcext:value-type="float">
            <text:p>12424</text:p>
          </table:table-cell>
          <table:table-cell office:value-type="float" office:value="12408" calcext:value-type="float">
            <text:p>12408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2164" calcext:value-type="float">
            <text:p>2164</text:p>
          </table:table-cell>
          <table:table-cell table:formula="of:=[.C36]*SUM([.G$1:.G$100])/SUM([.C$1:.C$100])" office:value-type="float" office:value="12594.0017423733" calcext:value-type="float">
            <text:p>12594.0017423733</text:p>
          </table:table-cell>
          <table:table-cell office:value-type="float" office:value="4884" calcext:value-type="float">
            <text:p>4884</text:p>
          </table:table-cell>
          <table:table-cell table:formula="of:=[.E36]*SUM([.G$1:.G$100])/SUM([.E$1:.E$100])" office:value-type="float" office:value="13284.8937829941" calcext:value-type="float">
            <text:p>13284.8937829941</text:p>
          </table:table-cell>
          <table:table-cell office:value-type="float" office:value="12481" calcext:value-type="float">
            <text:p>12481</text:p>
          </table:table-cell>
          <table:table-cell office:value-type="float" office:value="11864" calcext:value-type="float">
            <text:p>11864</text:p>
          </table:table-cell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2134" calcext:value-type="float">
            <text:p>2134</text:p>
          </table:table-cell>
          <table:table-cell table:formula="of:=[.C37]*SUM([.G$1:.G$100])/SUM([.C$1:.C$100])" office:value-type="float" office:value="12419.4083725622" calcext:value-type="float">
            <text:p>12419.4083725622</text:p>
          </table:table-cell>
          <table:table-cell office:value-type="float" office:value="4633" calcext:value-type="float">
            <text:p>4633</text:p>
          </table:table-cell>
          <table:table-cell table:formula="of:=[.E37]*SUM([.G$1:.G$100])/SUM([.E$1:.E$100])" office:value-type="float" office:value="12602.1525177338" calcext:value-type="float">
            <text:p>12602.1525177338</text:p>
          </table:table-cell>
          <table:table-cell office:value-type="float" office:value="12004" calcext:value-type="float">
            <text:p>12004</text:p>
          </table:table-cell>
          <table:table-cell office:value-type="float" office:value="11299" calcext:value-type="float">
            <text:p>11299</text:p>
          </table:table-cell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float" office:value="2161" calcext:value-type="float">
            <text:p>2161</text:p>
          </table:table-cell>
          <table:table-cell table:formula="of:=[.C38]*SUM([.G$1:.G$100])/SUM([.C$1:.C$100])" office:value-type="float" office:value="12576.5424053922" calcext:value-type="float">
            <text:p>12576.5424053922</text:p>
          </table:table-cell>
          <table:table-cell office:value-type="float" office:value="4448" calcext:value-type="float">
            <text:p>4448</text:p>
          </table:table-cell>
          <table:table-cell table:formula="of:=[.E38]*SUM([.G$1:.G$100])/SUM([.E$1:.E$100])" office:value-type="float" office:value="12098.9368441355" calcext:value-type="float">
            <text:p>12098.9368441355</text:p>
          </table:table-cell>
          <table:table-cell office:value-type="float" office:value="10934" calcext:value-type="float">
            <text:p>10934</text:p>
          </table:table-cell>
          <table:table-cell office:value-type="float" office:value="10657" calcext:value-type="float">
            <text:p>10657</text:p>
          </table:table-cell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float" office:value="2085" calcext:value-type="float">
            <text:p>2085</text:p>
          </table:table-cell>
          <table:table-cell table:formula="of:=[.C39]*SUM([.G$1:.G$100])/SUM([.C$1:.C$100])" office:value-type="float" office:value="12134.2392018708" calcext:value-type="float">
            <text:p>12134.2392018708</text:p>
          </table:table-cell>
          <table:table-cell office:value-type="float" office:value="4114" calcext:value-type="float">
            <text:p>4114</text:p>
          </table:table-cell>
          <table:table-cell table:formula="of:=[.E39]*SUM([.G$1:.G$100])/SUM([.E$1:.E$100])" office:value-type="float" office:value="11190.4285469365" calcext:value-type="float">
            <text:p>11190.4285469365</text:p>
          </table:table-cell>
          <table:table-cell office:value-type="float" office:value="10336" calcext:value-type="float">
            <text:p>10336</text:p>
          </table:table-cell>
          <table:table-cell office:value-type="float" office:value="10688" calcext:value-type="float">
            <text:p>10688</text:p>
          </table:table-cell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2123" calcext:value-type="float">
            <text:p>2123</text:p>
          </table:table-cell>
          <table:table-cell table:formula="of:=[.C40]*SUM([.G$1:.G$100])/SUM([.C$1:.C$100])" office:value-type="float" office:value="12355.3908036315" calcext:value-type="float">
            <text:p>12355.3908036315</text:p>
          </table:table-cell>
          <table:table-cell office:value-type="float" office:value="3908" calcext:value-type="float">
            <text:p>3908</text:p>
          </table:table-cell>
          <table:table-cell table:formula="of:=[.E40]*SUM([.G$1:.G$100])/SUM([.E$1:.E$100])" office:value-type="float" office:value="10630.091094173" calcext:value-type="float">
            <text:p>10630.091094173</text:p>
          </table:table-cell>
          <table:table-cell office:value-type="float" office:value="10338" calcext:value-type="float">
            <text:p>10338</text:p>
          </table:table-cell>
          <table:table-cell office:value-type="float" office:value="10430" calcext:value-type="float">
            <text:p>10430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1921" calcext:value-type="float">
            <text:p>1921</text:p>
          </table:table-cell>
          <table:table-cell table:formula="of:=[.C41]*SUM([.G$1:.G$100])/SUM([.C$1:.C$100])" office:value-type="float" office:value="11179.7954469035" calcext:value-type="float">
            <text:p>11179.7954469035</text:p>
          </table:table-cell>
          <table:table-cell office:value-type="float" office:value="3808" calcext:value-type="float">
            <text:p>3808</text:p>
          </table:table-cell>
          <table:table-cell table:formula="of:=[.E41]*SUM([.G$1:.G$100])/SUM([.E$1:.E$100])" office:value-type="float" office:value="10358.0826219578" calcext:value-type="float">
            <text:p>10358.0826219578</text:p>
          </table:table-cell>
          <table:table-cell office:value-type="float" office:value="10084" calcext:value-type="float">
            <text:p>10084</text:p>
          </table:table-cell>
          <table:table-cell office:value-type="float" office:value="10169" calcext:value-type="float">
            <text:p>10169</text:p>
          </table:table-cell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float" office:value="1766" calcext:value-type="float">
            <text:p>1766</text:p>
          </table:table-cell>
          <table:table-cell table:formula="of:=[.C42]*SUM([.G$1:.G$100])/SUM([.C$1:.C$100])" office:value-type="float" office:value="10277.7297028795" calcext:value-type="float">
            <text:p>10277.7297028795</text:p>
          </table:table-cell>
          <table:table-cell office:value-type="float" office:value="3561" calcext:value-type="float">
            <text:p>3561</text:p>
          </table:table-cell>
          <table:table-cell table:formula="of:=[.E42]*SUM([.G$1:.G$100])/SUM([.E$1:.E$100])" office:value-type="float" office:value="9686.22169558602" calcext:value-type="float">
            <text:p>9686.221695586</text:p>
          </table:table-cell>
          <table:table-cell office:value-type="float" office:value="10140" calcext:value-type="float">
            <text:p>10140</text:p>
          </table:table-cell>
          <table:table-cell office:value-type="float" office:value="10019" calcext:value-type="float">
            <text:p>10019</text:p>
          </table:table-cell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float" office:value="1693" calcext:value-type="float">
            <text:p>1693</text:p>
          </table:table-cell>
          <table:table-cell table:formula="of:=[.C43]*SUM([.G$1:.G$100])/SUM([.C$1:.C$100])" office:value-type="float" office:value="9852.88583633918" calcext:value-type="float">
            <text:p>9852.8858363392</text:p>
          </table:table-cell>
          <table:table-cell office:value-type="float" office:value="3519" calcext:value-type="float">
            <text:p>3519</text:p>
          </table:table-cell>
          <table:table-cell table:formula="of:=[.E43]*SUM([.G$1:.G$100])/SUM([.E$1:.E$100])" office:value-type="float" office:value="9571.9781372556" calcext:value-type="float">
            <text:p>9571.9781372556</text:p>
          </table:table-cell>
          <table:table-cell office:value-type="float" office:value="10395" calcext:value-type="float">
            <text:p>10395</text:p>
          </table:table-cell>
          <table:table-cell office:value-type="float" office:value="9914" calcext:value-type="float">
            <text:p>9914</text:p>
          </table:table-cell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float" office:value="1682" calcext:value-type="float">
            <text:p>1682</text:p>
          </table:table-cell>
          <table:table-cell table:formula="of:=[.C44]*SUM([.G$1:.G$100])/SUM([.C$1:.C$100])" office:value-type="float" office:value="9788.86826740845" calcext:value-type="float">
            <text:p>9788.8682674085</text:p>
          </table:table-cell>
          <table:table-cell office:value-type="float" office:value="3355" calcext:value-type="float">
            <text:p>3355</text:p>
          </table:table-cell>
          <table:table-cell table:formula="of:=[.E44]*SUM([.G$1:.G$100])/SUM([.E$1:.E$100])" office:value-type="float" office:value="9125.88424282255" calcext:value-type="float">
            <text:p>9125.8842428226</text:p>
          </table:table-cell>
          <table:table-cell office:value-type="float" office:value="9839" calcext:value-type="float">
            <text:p>9839</text:p>
          </table:table-cell>
          <table:table-cell office:value-type="float" office:value="9726" calcext:value-type="float">
            <text:p>9726</text:p>
          </table:table-cell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float" office:value="1652" calcext:value-type="float">
            <text:p>1652</text:p>
          </table:table-cell>
          <table:table-cell table:formula="of:=[.C45]*SUM([.G$1:.G$100])/SUM([.C$1:.C$100])" office:value-type="float" office:value="9614.27489759736" calcext:value-type="float">
            <text:p>9614.2748975974</text:p>
          </table:table-cell>
          <table:table-cell office:value-type="float" office:value="3328" calcext:value-type="float">
            <text:p>3328</text:p>
          </table:table-cell>
          <table:table-cell table:formula="of:=[.E45]*SUM([.G$1:.G$100])/SUM([.E$1:.E$100])" office:value-type="float" office:value="9052.44195532442" calcext:value-type="float">
            <text:p>9052.4419553244</text:p>
          </table:table-cell>
          <table:table-cell office:value-type="float" office:value="9497" calcext:value-type="float">
            <text:p>9497</text:p>
          </table:table-cell>
          <table:table-cell office:value-type="float" office:value="9762" calcext:value-type="float">
            <text:p>9762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1636" calcext:value-type="float">
            <text:p>1636</text:p>
          </table:table-cell>
          <table:table-cell table:formula="of:=[.C46]*SUM([.G$1:.G$100])/SUM([.C$1:.C$100])" office:value-type="float" office:value="9521.15843369811" calcext:value-type="float">
            <text:p>9521.1584336981</text:p>
          </table:table-cell>
          <table:table-cell office:value-type="float" office:value="3328" calcext:value-type="float">
            <text:p>3328</text:p>
          </table:table-cell>
          <table:table-cell table:formula="of:=[.E46]*SUM([.G$1:.G$100])/SUM([.E$1:.E$100])" office:value-type="float" office:value="9052.44195532442" calcext:value-type="float">
            <text:p>9052.4419553244</text:p>
          </table:table-cell>
          <table:table-cell office:value-type="float" office:value="9420" calcext:value-type="float">
            <text:p>9420</text:p>
          </table:table-cell>
          <table:table-cell office:value-type="float" office:value="9938" calcext:value-type="float">
            <text:p>9938</text:p>
          </table:table-cell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float" office:value="1605" calcext:value-type="float">
            <text:p>1605</text:p>
          </table:table-cell>
          <table:table-cell table:formula="of:=[.C47]*SUM([.G$1:.G$100])/SUM([.C$1:.C$100])" office:value-type="float" office:value="9340.74528489332" calcext:value-type="float">
            <text:p>9340.7452848933</text:p>
          </table:table-cell>
          <table:table-cell office:value-type="float" office:value="3198" calcext:value-type="float">
            <text:p>3198</text:p>
          </table:table-cell>
          <table:table-cell table:formula="of:=[.E47]*SUM([.G$1:.G$100])/SUM([.E$1:.E$100])" office:value-type="float" office:value="8698.83094144456" calcext:value-type="float">
            <text:p>8698.8309414446</text:p>
          </table:table-cell>
          <table:table-cell office:value-type="float" office:value="9243" calcext:value-type="float">
            <text:p>9243</text:p>
          </table:table-cell>
          <table:table-cell office:value-type="float" office:value="9775" calcext:value-type="float">
            <text:p>9775</text:p>
          </table:table-cell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office:value-type="float" office:value="1557" calcext:value-type="float">
            <text:p>1557</text:p>
          </table:table-cell>
          <table:table-cell table:formula="of:=[.C48]*SUM([.G$1:.G$100])/SUM([.C$1:.C$100])" office:value-type="float" office:value="9061.39589319557" calcext:value-type="float">
            <text:p>9061.3958931956</text:p>
          </table:table-cell>
          <table:table-cell office:value-type="float" office:value="3167" calcext:value-type="float">
            <text:p>3167</text:p>
          </table:table-cell>
          <table:table-cell table:formula="of:=[.E48]*SUM([.G$1:.G$100])/SUM([.E$1:.E$100])" office:value-type="float" office:value="8614.50831505783" calcext:value-type="float">
            <text:p>8614.5083150578</text:p>
          </table:table-cell>
          <table:table-cell office:value-type="float" office:value="9209" calcext:value-type="float">
            <text:p>9209</text:p>
          </table:table-cell>
          <table:table-cell office:value-type="float" office:value="9887" calcext:value-type="float">
            <text:p>9887</text:p>
          </table:table-cell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float" office:value="1631" calcext:value-type="float">
            <text:p>1631</text:p>
          </table:table-cell>
          <table:table-cell table:formula="of:=[.C49]*SUM([.G$1:.G$100])/SUM([.C$1:.C$100])" office:value-type="float" office:value="9492.0595387296" calcext:value-type="float">
            <text:p>9492.0595387296</text:p>
          </table:table-cell>
          <table:table-cell office:value-type="float" office:value="3199" calcext:value-type="float">
            <text:p>3199</text:p>
          </table:table-cell>
          <table:table-cell table:formula="of:=[.E49]*SUM([.G$1:.G$100])/SUM([.E$1:.E$100])" office:value-type="float" office:value="8701.55102616672" calcext:value-type="float">
            <text:p>8701.5510261667</text:p>
          </table:table-cell>
          <table:table-cell office:value-type="float" office:value="8967" calcext:value-type="float">
            <text:p>8967</text:p>
          </table:table-cell>
          <table:table-cell office:value-type="float" office:value="9430" calcext:value-type="float">
            <text:p>9430</text:p>
          </table:table-cell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float" office:value="1583" calcext:value-type="float">
            <text:p>1583</text:p>
          </table:table-cell>
          <table:table-cell table:formula="of:=[.C50]*SUM([.G$1:.G$100])/SUM([.C$1:.C$100])" office:value-type="float" office:value="9212.71014703185" calcext:value-type="float">
            <text:p>9212.7101470319</text:p>
          </table:table-cell>
          <table:table-cell office:value-type="float" office:value="3290" calcext:value-type="float">
            <text:p>3290</text:p>
          </table:table-cell>
          <table:table-cell table:formula="of:=[.E50]*SUM([.G$1:.G$100])/SUM([.E$1:.E$100])" office:value-type="float" office:value="8949.07873588262" calcext:value-type="float">
            <text:p>8949.0787358826</text:p>
          </table:table-cell>
          <table:table-cell office:value-type="float" office:value="8687" calcext:value-type="float">
            <text:p>8687</text:p>
          </table:table-cell>
          <table:table-cell office:value-type="float" office:value="9797" calcext:value-type="float">
            <text:p>9797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1625" calcext:value-type="float">
            <text:p>1625</text:p>
          </table:table-cell>
          <table:table-cell table:formula="of:=[.C51]*SUM([.G$1:.G$100])/SUM([.C$1:.C$100])" office:value-type="float" office:value="9457.14086476738" calcext:value-type="float">
            <text:p>9457.1408647674</text:p>
          </table:table-cell>
          <table:table-cell office:value-type="float" office:value="3351" calcext:value-type="float">
            <text:p>3351</text:p>
          </table:table-cell>
          <table:table-cell table:formula="of:=[.E51]*SUM([.G$1:.G$100])/SUM([.E$1:.E$100])" office:value-type="float" office:value="9115.00390393394" calcext:value-type="float">
            <text:p>9115.0039039339</text:p>
          </table:table-cell>
          <table:table-cell office:value-type="float" office:value="8653" calcext:value-type="float">
            <text:p>8653</text:p>
          </table:table-cell>
          <table:table-cell office:value-type="float" office:value="10078" calcext:value-type="float">
            <text:p>10078</text:p>
          </table:table-cell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float" office:value="1733" calcext:value-type="float">
            <text:p>1733</text:p>
          </table:table-cell>
          <table:table-cell table:formula="of:=[.C52]*SUM([.G$1:.G$100])/SUM([.C$1:.C$100])" office:value-type="float" office:value="10085.6769960873" calcext:value-type="float">
            <text:p>10085.6769960873</text:p>
          </table:table-cell>
          <table:table-cell office:value-type="float" office:value="3413" calcext:value-type="float">
            <text:p>3413</text:p>
          </table:table-cell>
          <table:table-cell table:formula="of:=[.E52]*SUM([.G$1:.G$100])/SUM([.E$1:.E$100])" office:value-type="float" office:value="9283.64915670741" calcext:value-type="float">
            <text:p>9283.6491567074</text:p>
          </table:table-cell>
          <table:table-cell office:value-type="float" office:value="8520" calcext:value-type="float">
            <text:p>8520</text:p>
          </table:table-cell>
          <table:table-cell office:value-type="float" office:value="9940" calcext:value-type="float">
            <text:p>9940</text:p>
          </table:table-cell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float" office:value="1750" calcext:value-type="float">
            <text:p>1750</text:p>
          </table:table-cell>
          <table:table-cell table:formula="of:=[.C53]*SUM([.G$1:.G$100])/SUM([.C$1:.C$100])" office:value-type="float" office:value="10184.6132389803" calcext:value-type="float">
            <text:p>10184.6132389803</text:p>
          </table:table-cell>
          <table:table-cell office:value-type="float" office:value="3555" calcext:value-type="float">
            <text:p>3555</text:p>
          </table:table-cell>
          <table:table-cell table:formula="of:=[.E53]*SUM([.G$1:.G$100])/SUM([.E$1:.E$100])" office:value-type="float" office:value="9669.9011872531" calcext:value-type="float">
            <text:p>9669.9011872531</text:p>
          </table:table-cell>
          <table:table-cell office:value-type="float" office:value="8863" calcext:value-type="float">
            <text:p>8863</text:p>
          </table:table-cell>
          <table:table-cell office:value-type="float" office:value="10138" calcext:value-type="float">
            <text:p>10138</text:p>
          </table:table-cell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float" office:value="1770" calcext:value-type="float">
            <text:p>1770</text:p>
          </table:table-cell>
          <table:table-cell table:formula="of:=[.C54]*SUM([.G$1:.G$100])/SUM([.C$1:.C$100])" office:value-type="float" office:value="10301.0088188543" calcext:value-type="float">
            <text:p>10301.0088188543</text:p>
          </table:table-cell>
          <table:table-cell office:value-type="float" office:value="3566" calcext:value-type="float">
            <text:p>3566</text:p>
          </table:table-cell>
          <table:table-cell table:formula="of:=[.E54]*SUM([.G$1:.G$100])/SUM([.E$1:.E$100])" office:value-type="float" office:value="9699.82211919678" calcext:value-type="float">
            <text:p>9699.8221191968</text:p>
          </table:table-cell>
          <table:table-cell office:value-type="float" office:value="8946" calcext:value-type="float">
            <text:p>8946</text:p>
          </table:table-cell>
          <table:table-cell office:value-type="float" office:value="10103" calcext:value-type="float">
            <text:p>10103</text:p>
          </table:table-cell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float" office:value="1892" calcext:value-type="float">
            <text:p>1892</text:p>
          </table:table-cell>
          <table:table-cell table:formula="of:=[.C55]*SUM([.G$1:.G$100])/SUM([.C$1:.C$100])" office:value-type="float" office:value="11011.0218560861" calcext:value-type="float">
            <text:p>11011.0218560861</text:p>
          </table:table-cell>
          <table:table-cell office:value-type="float" office:value="3651" calcext:value-type="float">
            <text:p>3651</text:p>
          </table:table-cell>
          <table:table-cell table:formula="of:=[.E55]*SUM([.G$1:.G$100])/SUM([.E$1:.E$100])" office:value-type="float" office:value="9931.02932057977" calcext:value-type="float">
            <text:p>9931.0293205798</text:p>
          </table:table-cell>
          <table:table-cell office:value-type="float" office:value="9466" calcext:value-type="float">
            <text:p>9466</text:p>
          </table:table-cell>
          <table:table-cell office:value-type="float" office:value="10059" calcext:value-type="float">
            <text:p>10059</text:p>
          </table:table-cell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2037" calcext:value-type="float">
            <text:p>2037</text:p>
          </table:table-cell>
          <table:table-cell table:formula="of:=[.C56]*SUM([.G$1:.G$100])/SUM([.C$1:.C$100])" office:value-type="float" office:value="11854.889810173" calcext:value-type="float">
            <text:p>11854.889810173</text:p>
          </table:table-cell>
          <table:table-cell office:value-type="float" office:value="3915" calcext:value-type="float">
            <text:p>3915</text:p>
          </table:table-cell>
          <table:table-cell table:formula="of:=[.E56]*SUM([.G$1:.G$100])/SUM([.E$1:.E$100])" office:value-type="float" office:value="10649.1316872281" calcext:value-type="float">
            <text:p>10649.1316872281</text:p>
          </table:table-cell>
          <table:table-cell office:value-type="float" office:value="9562" calcext:value-type="float">
            <text:p>9562</text:p>
          </table:table-cell>
          <table:table-cell office:value-type="float" office:value="10116" calcext:value-type="float">
            <text:p>10116</text:p>
          </table:table-cell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office:value-type="float" office:value="2187" calcext:value-type="float">
            <text:p>2187</text:p>
          </table:table-cell>
          <table:table-cell table:formula="of:=[.C57]*SUM([.G$1:.G$100])/SUM([.C$1:.C$100])" office:value-type="float" office:value="12727.8566592285" calcext:value-type="float">
            <text:p>12727.8566592285</text:p>
          </table:table-cell>
          <table:table-cell office:value-type="float" office:value="4132" calcext:value-type="float">
            <text:p>4132</text:p>
          </table:table-cell>
          <table:table-cell table:formula="of:=[.E57]*SUM([.G$1:.G$100])/SUM([.E$1:.E$100])" office:value-type="float" office:value="11239.3900719353" calcext:value-type="float">
            <text:p>11239.3900719353</text:p>
          </table:table-cell>
          <table:table-cell office:value-type="float" office:value="9775" calcext:value-type="float">
            <text:p>9775</text:p>
          </table:table-cell>
          <table:table-cell office:value-type="float" office:value="10009" calcext:value-type="float">
            <text:p>10009</text:p>
          </table:table-cell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2273" calcext:value-type="float">
            <text:p>2273</text:p>
          </table:table-cell>
          <table:table-cell table:formula="of:=[.C58]*SUM([.G$1:.G$100])/SUM([.C$1:.C$100])" office:value-type="float" office:value="13228.3576526869" calcext:value-type="float">
            <text:p>13228.3576526869</text:p>
          </table:table-cell>
          <table:table-cell office:value-type="float" office:value="4403" calcext:value-type="float">
            <text:p>4403</text:p>
          </table:table-cell>
          <table:table-cell table:formula="of:=[.E58]*SUM([.G$1:.G$100])/SUM([.E$1:.E$100])" office:value-type="float" office:value="11976.5330316387" calcext:value-type="float">
            <text:p>11976.5330316387</text:p>
          </table:table-cell>
          <table:table-cell office:value-type="float" office:value="10205" calcext:value-type="float">
            <text:p>10205</text:p>
          </table:table-cell>
          <table:table-cell office:value-type="float" office:value="9605" calcext:value-type="float">
            <text:p>9605</text:p>
          </table:table-cell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office:value-type="float" office:value="2286" calcext:value-type="float">
            <text:p>2286</text:p>
          </table:table-cell>
          <table:table-cell table:formula="of:=[.C59]*SUM([.G$1:.G$100])/SUM([.C$1:.C$100])" office:value-type="float" office:value="13304.0147796051" calcext:value-type="float">
            <text:p>13304.0147796051</text:p>
          </table:table-cell>
          <table:table-cell office:value-type="float" office:value="4677" calcext:value-type="float">
            <text:p>4677</text:p>
          </table:table-cell>
          <table:table-cell table:formula="of:=[.E59]*SUM([.G$1:.G$100])/SUM([.E$1:.E$100])" office:value-type="float" office:value="12721.8362455085" calcext:value-type="float">
            <text:p>12721.8362455085</text:p>
          </table:table-cell>
          <table:table-cell office:value-type="float" office:value="10262" calcext:value-type="float">
            <text:p>10262</text:p>
          </table:table-cell>
          <table:table-cell office:value-type="float" office:value="9572" calcext:value-type="float">
            <text:p>9572</text:p>
          </table:table-cell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office:value-type="float" office:value="2064" calcext:value-type="float">
            <text:p>2064</text:p>
          </table:table-cell>
          <table:table-cell table:formula="of:=[.C60]*SUM([.G$1:.G$100])/SUM([.C$1:.C$100])" office:value-type="float" office:value="12012.023843003" calcext:value-type="float">
            <text:p>12012.023843003</text:p>
          </table:table-cell>
          <table:table-cell office:value-type="float" office:value="4878" calcext:value-type="float">
            <text:p>4878</text:p>
          </table:table-cell>
          <table:table-cell table:formula="of:=[.E60]*SUM([.G$1:.G$100])/SUM([.E$1:.E$100])" office:value-type="float" office:value="13268.5732746612" calcext:value-type="float">
            <text:p>13268.5732746612</text:p>
          </table:table-cell>
          <table:table-cell office:value-type="float" office:value="10446" calcext:value-type="float">
            <text:p>10446</text:p>
          </table:table-cell>
          <table:table-cell office:value-type="float" office:value="9807" calcext:value-type="float">
            <text:p>9807</text:p>
          </table:table-cell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1794" calcext:value-type="float">
            <text:p>1794</text:p>
          </table:table-cell>
          <table:table-cell table:formula="of:=[.C61]*SUM([.G$1:.G$100])/SUM([.C$1:.C$100])" office:value-type="float" office:value="10440.6835147032" calcext:value-type="float">
            <text:p>10440.6835147032</text:p>
          </table:table-cell>
          <table:table-cell office:value-type="float" office:value="4809" calcext:value-type="float">
            <text:p>4809</text:p>
          </table:table-cell>
          <table:table-cell table:formula="of:=[.E61]*SUM([.G$1:.G$100])/SUM([.E$1:.E$100])" office:value-type="float" office:value="13080.8874288327" calcext:value-type="float">
            <text:p>13080.8874288327</text:p>
          </table:table-cell>
          <table:table-cell office:value-type="float" office:value="10619" calcext:value-type="float">
            <text:p>10619</text:p>
          </table:table-cell>
          <table:table-cell office:value-type="float" office:value="10025" calcext:value-type="float">
            <text:p>10025</text:p>
          </table:table-cell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1464" calcext:value-type="float">
            <text:p>1464</text:p>
          </table:table-cell>
          <table:table-cell table:formula="of:=[.C62]*SUM([.G$1:.G$100])/SUM([.C$1:.C$100])" office:value-type="float" office:value="8520.1564467812" calcext:value-type="float">
            <text:p>8520.1564467812</text:p>
          </table:table-cell>
          <table:table-cell office:value-type="float" office:value="4525" calcext:value-type="float">
            <text:p>4525</text:p>
          </table:table-cell>
          <table:table-cell table:formula="of:=[.E62]*SUM([.G$1:.G$100])/SUM([.E$1:.E$100])" office:value-type="float" office:value="12308.3833677413" calcext:value-type="float">
            <text:p>12308.3833677413</text:p>
          </table:table-cell>
          <table:table-cell office:value-type="float" office:value="11017" calcext:value-type="float">
            <text:p>11017</text:p>
          </table:table-cell>
          <table:table-cell office:value-type="float" office:value="10349" calcext:value-type="float">
            <text:p>10349</text:p>
          </table:table-cell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office:value-type="float" office:value="1150" calcext:value-type="float">
            <text:p>1150</text:p>
          </table:table-cell>
          <table:table-cell table:formula="of:=[.C63]*SUM([.G$1:.G$100])/SUM([.C$1:.C$100])" office:value-type="float" office:value="6692.74584275845" calcext:value-type="float">
            <text:p>6692.7458427585</text:p>
          </table:table-cell>
          <table:table-cell office:value-type="float" office:value="3801" calcext:value-type="float">
            <text:p>3801</text:p>
          </table:table-cell>
          <table:table-cell table:formula="of:=[.E63]*SUM([.G$1:.G$100])/SUM([.E$1:.E$100])" office:value-type="float" office:value="10339.0420289027" calcext:value-type="float">
            <text:p>10339.0420289027</text:p>
          </table:table-cell>
          <table:table-cell office:value-type="float" office:value="11268" calcext:value-type="float">
            <text:p>11268</text:p>
          </table:table-cell>
          <table:table-cell office:value-type="float" office:value="10747" calcext:value-type="float">
            <text:p>10747</text:p>
          </table:table-cell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office:value-type="float" office:value="1054" calcext:value-type="float">
            <text:p>1054</text:p>
          </table:table-cell>
          <table:table-cell table:formula="of:=[.C64]*SUM([.G$1:.G$100])/SUM([.C$1:.C$100])" office:value-type="float" office:value="6134.04705936296" calcext:value-type="float">
            <text:p>6134.047059363</text:p>
          </table:table-cell>
          <table:table-cell office:value-type="float" office:value="2986" calcext:value-type="float">
            <text:p>2986</text:p>
          </table:table-cell>
          <table:table-cell table:formula="of:=[.E64]*SUM([.G$1:.G$100])/SUM([.E$1:.E$100])" office:value-type="float" office:value="8122.17298034818" calcext:value-type="float">
            <text:p>8122.1729803482</text:p>
          </table:table-cell>
          <table:table-cell office:value-type="float" office:value="11970" calcext:value-type="float">
            <text:p>11970</text:p>
          </table:table-cell>
          <table:table-cell office:value-type="float" office:value="11146" calcext:value-type="float">
            <text:p>11146</text:p>
          </table:table-cell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971" calcext:value-type="float">
            <text:p>971</text:p>
          </table:table-cell>
          <table:table-cell table:formula="of:=[.C65]*SUM([.G$1:.G$100])/SUM([.C$1:.C$100])" office:value-type="float" office:value="5651.00540288562" calcext:value-type="float">
            <text:p>5651.0054028856</text:p>
          </table:table-cell>
          <table:table-cell office:value-type="float" office:value="2374" calcext:value-type="float">
            <text:p>2374</text:p>
          </table:table-cell>
          <table:table-cell table:formula="of:=[.E65]*SUM([.G$1:.G$100])/SUM([.E$1:.E$100])" office:value-type="float" office:value="6457.48113039068" calcext:value-type="float">
            <text:p>6457.4811303907</text:p>
          </table:table-cell>
          <table:table-cell office:value-type="float" office:value="12082" calcext:value-type="float">
            <text:p>12082</text:p>
          </table:table-cell>
          <table:table-cell office:value-type="float" office:value="12351" calcext:value-type="float">
            <text:p>12351</text:p>
          </table:table-cell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office:value-type="float" office:value="923" calcext:value-type="float">
            <text:p>923</text:p>
          </table:table-cell>
          <table:table-cell table:formula="of:=[.C66]*SUM([.G$1:.G$100])/SUM([.C$1:.C$100])" office:value-type="float" office:value="5371.65601118787" calcext:value-type="float">
            <text:p>5371.6560111879</text:p>
          </table:table-cell>
          <table:table-cell office:value-type="float" office:value="2040" calcext:value-type="float">
            <text:p>2040</text:p>
          </table:table-cell>
          <table:table-cell table:formula="of:=[.E66]*SUM([.G$1:.G$100])/SUM([.E$1:.E$100])" office:value-type="float" office:value="5548.97283319165" calcext:value-type="float">
            <text:p>5548.9728331917</text:p>
          </table:table-cell>
          <table:table-cell office:value-type="float" office:value="12112" calcext:value-type="float">
            <text:p>12112</text:p>
          </table:table-cell>
          <table:table-cell office:value-type="float" office:value="13124" calcext:value-type="float">
            <text:p>13124</text:p>
          </table:table-cell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office:value-type="float" office:value="976" calcext:value-type="float">
            <text:p>976</text:p>
          </table:table-cell>
          <table:table-cell table:formula="of:=[.C67]*SUM([.G$1:.G$100])/SUM([.C$1:.C$100])" office:value-type="float" office:value="5680.10429785413" calcext:value-type="float">
            <text:p>5680.1042978541</text:p>
          </table:table-cell>
          <table:table-cell office:value-type="float" office:value="1947" calcext:value-type="float">
            <text:p>1947</text:p>
          </table:table-cell>
          <table:table-cell table:formula="of:=[.E67]*SUM([.G$1:.G$100])/SUM([.E$1:.E$100])" office:value-type="float" office:value="5296.00495403145" calcext:value-type="float">
            <text:p>5296.0049540315</text:p>
          </table:table-cell>
          <table:table-cell office:value-type="float" office:value="11202" calcext:value-type="float">
            <text:p>11202</text:p>
          </table:table-cell>
          <table:table-cell office:value-type="float" office:value="13327" calcext:value-type="float">
            <text:p>13327</text:p>
          </table:table-cell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office:value-type="float" office:value="1027" calcext:value-type="float">
            <text:p>1027</text:p>
          </table:table-cell>
          <table:table-cell table:formula="of:=[.C68]*SUM([.G$1:.G$100])/SUM([.C$1:.C$100])" office:value-type="float" office:value="5976.91302653298" calcext:value-type="float">
            <text:p>5976.913026533</text:p>
          </table:table-cell>
          <table:table-cell office:value-type="float" office:value="1863" calcext:value-type="float">
            <text:p>1863</text:p>
          </table:table-cell>
          <table:table-cell table:formula="of:=[.E68]*SUM([.G$1:.G$100])/SUM([.E$1:.E$100])" office:value-type="float" office:value="5067.51783737061" calcext:value-type="float">
            <text:p>5067.5178373706</text:p>
          </table:table-cell>
          <table:table-cell office:value-type="float" office:value="8989" calcext:value-type="float">
            <text:p>8989</text:p>
          </table:table-cell>
          <table:table-cell office:value-type="float" office:value="13115" calcext:value-type="float">
            <text:p>13115</text:p>
          </table:table-cell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office:value-type="float" office:value="1166" calcext:value-type="float">
            <text:p>1166</text:p>
          </table:table-cell>
          <table:table-cell table:formula="of:=[.C69]*SUM([.G$1:.G$100])/SUM([.C$1:.C$100])" office:value-type="float" office:value="6785.8623066577" calcext:value-type="float">
            <text:p>6785.8623066577</text:p>
          </table:table-cell>
          <table:table-cell office:value-type="float" office:value="2065" calcext:value-type="float">
            <text:p>2065</text:p>
          </table:table-cell>
          <table:table-cell table:formula="of:=[.E69]*SUM([.G$1:.G$100])/SUM([.E$1:.E$100])" office:value-type="float" office:value="5616.97495124547" calcext:value-type="float">
            <text:p>5616.9749512455</text:p>
          </table:table-cell>
          <table:table-cell office:value-type="float" office:value="7043" calcext:value-type="float">
            <text:p>7043</text:p>
          </table:table-cell>
          <table:table-cell office:value-type="float" office:value="11087" calcext:value-type="float">
            <text:p>11087</text:p>
          </table:table-cell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 office:value-type="float" office:value="1431" calcext:value-type="float">
            <text:p>1431</text:p>
          </table:table-cell>
          <table:table-cell table:formula="of:=[.C70]*SUM([.G$1:.G$100])/SUM([.C$1:.C$100])" office:value-type="float" office:value="8328.103739989" calcext:value-type="float">
            <text:p>8328.103739989</text:p>
          </table:table-cell>
          <table:table-cell office:value-type="float" office:value="2250" calcext:value-type="float">
            <text:p>2250</text:p>
          </table:table-cell>
          <table:table-cell table:formula="of:=[.E70]*SUM([.G$1:.G$100])/SUM([.E$1:.E$100])" office:value-type="float" office:value="6120.19062484374" calcext:value-type="float">
            <text:p>6120.1906248437</text:p>
          </table:table-cell>
          <table:table-cell office:value-type="float" office:value="5706" calcext:value-type="float">
            <text:p>5706</text:p>
          </table:table-cell>
          <table:table-cell office:value-type="float" office:value="8763" calcext:value-type="float">
            <text:p>8763</text:p>
          </table:table-cell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1651" calcext:value-type="float">
            <text:p>1651</text:p>
          </table:table-cell>
          <table:table-cell table:formula="of:=[.C71]*SUM([.G$1:.G$100])/SUM([.C$1:.C$100])" office:value-type="float" office:value="9608.45511860366" calcext:value-type="float">
            <text:p>9608.4551186037</text:p>
          </table:table-cell>
          <table:table-cell office:value-type="float" office:value="2530" calcext:value-type="float">
            <text:p>2530</text:p>
          </table:table-cell>
          <table:table-cell table:formula="of:=[.E71]*SUM([.G$1:.G$100])/SUM([.E$1:.E$100])" office:value-type="float" office:value="6881.81434704651" calcext:value-type="float">
            <text:p>6881.8143470465</text:p>
          </table:table-cell>
          <table:table-cell office:value-type="float" office:value="5207" calcext:value-type="float">
            <text:p>5207</text:p>
          </table:table-cell>
          <table:table-cell office:value-type="float" office:value="6812" calcext:value-type="float">
            <text:p>6812</text:p>
          </table:table-cell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office:value-type="float" office:value="2045" calcext:value-type="float">
            <text:p>2045</text:p>
          </table:table-cell>
          <table:table-cell table:formula="of:=[.C72]*SUM([.G$1:.G$100])/SUM([.C$1:.C$100])" office:value-type="float" office:value="11901.4480421226" calcext:value-type="float">
            <text:p>11901.4480421226</text:p>
          </table:table-cell>
          <table:table-cell office:value-type="float" office:value="3042" calcext:value-type="float">
            <text:p>3042</text:p>
          </table:table-cell>
          <table:table-cell table:formula="of:=[.E72]*SUM([.G$1:.G$100])/SUM([.E$1:.E$100])" office:value-type="float" office:value="8274.49772478873" calcext:value-type="float">
            <text:p>8274.4977247887</text:p>
          </table:table-cell>
          <table:table-cell office:value-type="float" office:value="4928" calcext:value-type="float">
            <text:p>4928</text:p>
          </table:table-cell>
          <table:table-cell office:value-type="float" office:value="5663" calcext:value-type="float">
            <text:p>5663</text:p>
          </table:table-cell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 office:value-type="float" office:value="2574" calcext:value-type="float">
            <text:p>2574</text:p>
          </table:table-cell>
          <table:table-cell table:formula="of:=[.C73]*SUM([.G$1:.G$100])/SUM([.C$1:.C$100])" office:value-type="float" office:value="14980.1111297915" calcext:value-type="float">
            <text:p>14980.1111297915</text:p>
          </table:table-cell>
          <table:table-cell office:value-type="float" office:value="3762" calcext:value-type="float">
            <text:p>3762</text:p>
          </table:table-cell>
          <table:table-cell table:formula="of:=[.E73]*SUM([.G$1:.G$100])/SUM([.E$1:.E$100])" office:value-type="float" office:value="10232.9587247387" calcext:value-type="float">
            <text:p>10232.9587247387</text:p>
          </table:table-cell>
          <table:table-cell office:value-type="float" office:value="5430" calcext:value-type="float">
            <text:p>5430</text:p>
          </table:table-cell>
          <table:table-cell office:value-type="float" office:value="5161" calcext:value-type="float">
            <text:p>5161</text:p>
          </table:table-cell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office:value-type="float" office:value="3299" calcext:value-type="float">
            <text:p>3299</text:p>
          </table:table-cell>
          <table:table-cell table:formula="of:=[.C74]*SUM([.G$1:.G$100])/SUM([.C$1:.C$100])" office:value-type="float" office:value="19199.4509002262" calcext:value-type="float">
            <text:p>19199.4509002262</text:p>
          </table:table-cell>
          <table:table-cell office:value-type="float" office:value="4860" calcext:value-type="float">
            <text:p>4860</text:p>
          </table:table-cell>
          <table:table-cell table:formula="of:=[.E74]*SUM([.G$1:.G$100])/SUM([.E$1:.E$100])" office:value-type="float" office:value="13219.6117496625" calcext:value-type="float">
            <text:p>13219.6117496625</text:p>
          </table:table-cell>
          <table:table-cell office:value-type="float" office:value="6039" calcext:value-type="float">
            <text:p>6039</text:p>
          </table:table-cell>
          <table:table-cell office:value-type="float" office:value="5269" calcext:value-type="float">
            <text:p>5269</text:p>
          </table:table-cell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 office:value-type="float" office:value="4052" calcext:value-type="float">
            <text:p>4052</text:p>
          </table:table-cell>
          <table:table-cell table:formula="of:=[.C75]*SUM([.G$1:.G$100])/SUM([.C$1:.C$100])" office:value-type="float" office:value="23581.7444824846" calcext:value-type="float">
            <text:p>23581.7444824846</text:p>
          </table:table-cell>
          <table:table-cell office:value-type="float" office:value="6198" calcext:value-type="float">
            <text:p>6198</text:p>
          </table:table-cell>
          <table:table-cell table:formula="of:=[.E75]*SUM([.G$1:.G$100])/SUM([.E$1:.E$100])" office:value-type="float" office:value="16859.0851079029" calcext:value-type="float">
            <text:p>16859.0851079029</text:p>
          </table:table-cell>
          <table:table-cell office:value-type="float" office:value="6954" calcext:value-type="float">
            <text:p>6954</text:p>
          </table:table-cell>
          <table:table-cell office:value-type="float" office:value="6078" calcext:value-type="float">
            <text:p>6078</text:p>
          </table:table-cell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office:value-type="float" office:value="4995" calcext:value-type="float">
            <text:p>4995</text:p>
          </table:table-cell>
          <table:table-cell table:formula="of:=[.C76]*SUM([.G$1:.G$100])/SUM([.C$1:.C$100])" office:value-type="float" office:value="29069.7960735465" calcext:value-type="float">
            <text:p>29069.7960735465</text:p>
          </table:table-cell>
          <table:table-cell office:value-type="float" office:value="7699" calcext:value-type="float">
            <text:p>7699</text:p>
          </table:table-cell>
          <table:table-cell table:formula="of:=[.E76]*SUM([.G$1:.G$100])/SUM([.E$1:.E$100])" office:value-type="float" office:value="20941.9322758542" calcext:value-type="float">
            <text:p>20941.9322758542</text:p>
          </table:table-cell>
          <table:table-cell office:value-type="float" office:value="8211" calcext:value-type="float">
            <text:p>8211</text:p>
          </table:table-cell>
          <table:table-cell office:value-type="float" office:value="7014" calcext:value-type="float">
            <text:p>7014</text:p>
          </table:table-cell>
        </table:table-row>
        <table:table-row table:style-name="ro1">
          <table:table-cell/>
          <table:table-cell office:value-type="float" office:value="76" calcext:value-type="float">
            <text:p>76</text:p>
          </table:table-cell>
          <table:table-cell office:value-type="float" office:value="5151" calcext:value-type="float">
            <text:p>5151</text:p>
          </table:table-cell>
          <table:table-cell table:formula="of:=[.C77]*SUM([.G$1:.G$100])/SUM([.C$1:.C$100])" office:value-type="float" office:value="29977.6815965642" calcext:value-type="float">
            <text:p>29977.6815965642</text:p>
          </table:table-cell>
          <table:table-cell office:value-type="float" office:value="9874" calcext:value-type="float">
            <text:p>9874</text:p>
          </table:table-cell>
          <table:table-cell table:formula="of:=[.E77]*SUM([.G$1:.G$100])/SUM([.E$1:.E$100])" office:value-type="float" office:value="26858.1165465365" calcext:value-type="float">
            <text:p>26858.1165465365</text:p>
          </table:table-cell>
          <table:table-cell office:value-type="float" office:value="10045" calcext:value-type="float">
            <text:p>10045</text:p>
          </table:table-cell>
          <table:table-cell office:value-type="float" office:value="8349" calcext:value-type="float">
            <text:p>8349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 office:value-type="float" office:value="3979" calcext:value-type="float">
            <text:p>3979</text:p>
          </table:table-cell>
          <table:table-cell table:formula="of:=[.C78]*SUM([.G$1:.G$100])/SUM([.C$1:.C$100])" office:value-type="float" office:value="23156.9006159442" calcext:value-type="float">
            <text:p>23156.9006159442</text:p>
          </table:table-cell>
          <table:table-cell office:value-type="float" office:value="10669" calcext:value-type="float">
            <text:p>10669</text:p>
          </table:table-cell>
          <table:table-cell table:formula="of:=[.E78]*SUM([.G$1:.G$100])/SUM([.E$1:.E$100])" office:value-type="float" office:value="29020.5839006479" calcext:value-type="float">
            <text:p>29020.5839006479</text:p>
          </table:table-cell>
          <table:table-cell office:value-type="float" office:value="13025" calcext:value-type="float">
            <text:p>13025</text:p>
          </table:table-cell>
          <table:table-cell office:value-type="float" office:value="10443" calcext:value-type="float">
            <text:p>10443</text:p>
          </table:table-cell>
        </table:table-row>
        <table:table-row table:style-name="ro1">
          <table:table-cell/>
          <table:table-cell office:value-type="float" office:value="78" calcext:value-type="float">
            <text:p>78</text:p>
          </table:table-cell>
          <table:table-cell office:value-type="float" office:value="1702" calcext:value-type="float">
            <text:p>1702</text:p>
          </table:table-cell>
          <table:table-cell table:formula="of:=[.C79]*SUM([.G$1:.G$100])/SUM([.C$1:.C$100])" office:value-type="float" office:value="9905.26384728251" calcext:value-type="float">
            <text:p>9905.2638472825</text:p>
          </table:table-cell>
          <table:table-cell office:value-type="float" office:value="9442" calcext:value-type="float">
            <text:p>9442</text:p>
          </table:table-cell>
          <table:table-cell table:formula="of:=[.E79]*SUM([.G$1:.G$100])/SUM([.E$1:.E$100])" office:value-type="float" office:value="25683.0399465665" calcext:value-type="float">
            <text:p>25683.0399465665</text:p>
          </table:table-cell>
          <table:table-cell office:value-type="float" office:value="16882" calcext:value-type="float">
            <text:p>16882</text:p>
          </table:table-cell>
          <table:table-cell office:value-type="float" office:value="13101" calcext:value-type="float">
            <text:p>13101</text:p>
          </table:table-cell>
        </table:table-row>
        <table:table-row table:style-name="ro1">
          <table:table-cell/>
          <table:table-cell office:value-type="float" office:value="79" calcext:value-type="float">
            <text:p>79</text:p>
          </table:table-cell>
          <table:table-cell office:value-type="float" office:value="305" calcext:value-type="float">
            <text:p>305</text:p>
          </table:table-cell>
          <table:table-cell table:formula="of:=[.C80]*SUM([.G$1:.G$100])/SUM([.C$1:.C$100])" office:value-type="float" office:value="1775.03259307942" calcext:value-type="float">
            <text:p>1775.0325930794</text:p>
          </table:table-cell>
          <table:table-cell office:value-type="float" office:value="4690" calcext:value-type="float">
            <text:p>4690</text:p>
          </table:table-cell>
          <table:table-cell table:formula="of:=[.E80]*SUM([.G$1:.G$100])/SUM([.E$1:.E$100])" office:value-type="float" office:value="12757.1973468965" calcext:value-type="float">
            <text:p>12757.1973468965</text:p>
          </table:table-cell>
          <table:table-cell office:value-type="float" office:value="22383" calcext:value-type="float">
            <text:p>22383</text:p>
          </table:table-cell>
          <table:table-cell office:value-type="float" office:value="17532" calcext:value-type="float">
            <text:p>17532</text:p>
          </table:table-cell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office:value-type="float" office:value="17" calcext:value-type="float">
            <text:p>17</text:p>
          </table:table-cell>
          <table:table-cell table:formula="of:=[.C81]*SUM([.G$1:.G$100])/SUM([.C$1:.C$100])" office:value-type="float" office:value="98.936242892951" calcext:value-type="float">
            <text:p>98.936242893</text:p>
          </table:table-cell>
          <table:table-cell office:value-type="float" office:value="960" calcext:value-type="float">
            <text:p>960</text:p>
          </table:table-cell>
          <table:table-cell table:formula="of:=[.E81]*SUM([.G$1:.G$100])/SUM([.E$1:.E$100])" office:value-type="float" office:value="2611.28133326666" calcext:value-type="float">
            <text:p>2611.2813332667</text:p>
          </table:table-cell>
          <table:table-cell office:value-type="float" office:value="27700" calcext:value-type="float">
            <text:p>27700</text:p>
          </table:table-cell>
          <table:table-cell office:value-type="float" office:value="23031" calcext:value-type="float">
            <text:p>23031</text:p>
          </table:table-cell>
        </table:table-row>
        <table:table-row table:style-name="ro1">
          <table:table-cell/>
          <table:table-cell office:value-type="float" office:value="81" calcext:value-type="float">
            <text:p>81</text:p>
          </table:table-cell>
          <table:table-cell office:value-type="float" office:value="4" calcext:value-type="float">
            <text:p>4</text:p>
          </table:table-cell>
          <table:table-cell table:formula="of:=[.C82]*SUM([.G$1:.G$100])/SUM([.C$1:.C$100])" office:value-type="float" office:value="23.279115974812" calcext:value-type="float">
            <text:p>23.2791159748</text:p>
          </table:table-cell>
          <table:table-cell office:value-type="float" office:value="53" calcext:value-type="float">
            <text:p>53</text:p>
          </table:table-cell>
          <table:table-cell table:formula="of:=[.E82]*SUM([.G$1:.G$100])/SUM([.E$1:.E$100])" office:value-type="float" office:value="144.164490274097" calcext:value-type="float">
            <text:p>144.1644902741</text:p>
          </table:table-cell>
          <table:table-cell office:value-type="float" office:value="28907" calcext:value-type="float">
            <text:p>28907</text:p>
          </table:table-cell>
          <table:table-cell office:value-type="float" office:value="28696" calcext:value-type="float">
            <text:p>28696</text:p>
          </table:table-cell>
        </table:table-row>
        <table:table-row table:style-name="ro1">
          <table:table-cell/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83]*SUM([.G$1:.G$100])/SUM([.C$1:.C$100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E83]*SUM([.G$1:.G$100])/SUM([.E$1:.E$100])" office:value-type="float" office:value="5.44016944430554" calcext:value-type="float">
            <text:p>5.4401694443</text:p>
          </table:table-cell>
          <table:table-cell office:value-type="float" office:value="20547" calcext:value-type="float">
            <text:p>20547</text:p>
          </table:table-cell>
          <table:table-cell office:value-type="float" office:value="29343" calcext:value-type="float">
            <text:p>29343</text:p>
          </table:table-cell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84]*SUM([.G$1:.G$100])/SUM([.C$1:.C$100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E84]*SUM([.G$1:.G$100])/SUM([.E$1:.E$100])" office:value-type="float" office:value="2.72008472215277" calcext:value-type="float">
            <text:p>2.7200847222</text:p>
          </table:table-cell>
          <table:table-cell office:value-type="float" office:value="6546" calcext:value-type="float">
            <text:p>6546</text:p>
          </table:table-cell>
          <table:table-cell office:value-type="float" office:value="19906" calcext:value-type="float">
            <text:p>19906</text:p>
          </table:table-cell>
        </table:table-row>
        <table:table-row table:style-name="ro1">
          <table:table-cell/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85]*SUM([.G$1:.G$100])/SUM([.C$1:.C$10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85]*SUM([.G$1:.G$100])/SUM([.E$1:.E$100])" office:value-type="float" office:value="0" calcext:value-type="float">
            <text:p>0</text:p>
          </table:table-cell>
          <table:table-cell office:value-type="float" office:value="479" calcext:value-type="float">
            <text:p>479</text:p>
          </table:table-cell>
          <table:table-cell office:value-type="float" office:value="5510" calcext:value-type="float">
            <text:p>5510</text:p>
          </table:table-cell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86]*SUM([.G$1:.G$100])/SUM([.C$1:.C$10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86]*SUM([.G$1:.G$100])/SUM([.E$1:.E$100])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90" calcext:value-type="float">
            <text:p>290</text:p>
          </table:table-cell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87]*SUM([.G$1:.G$100])/SUM([.C$1:.C$10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87]*SUM([.G$1:.G$100])/SUM([.E$1:.E$10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88]*SUM([.G$1:.G$100])/SUM([.C$1:.C$10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88]*SUM([.G$1:.G$100])/SUM([.E$1:.E$100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89]*SUM([.G$1:.G$100])/SUM([.C$1:.C$10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89]*SUM([.G$1:.G$100])/SUM([.E$1:.E$100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90]*SUM([.G$1:.G$100])/SUM([.C$1:.C$10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90]*SUM([.G$1:.G$100])/SUM([.E$1:.E$100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91]*SUM([.G$1:.G$100])/SUM([.C$1:.C$10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91]*SUM([.G$1:.G$100])/SUM([.E$1:.E$100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92]*SUM([.G$1:.G$100])/SUM([.C$1:.C$10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92]*SUM([.G$1:.G$100])/SUM([.E$1:.E$100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formula="of:=[.C93]*SUM([.G$1:.G$100])/SUM([.C$1:.C$10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93]*SUM([.G$1:.G$100])/SUM([.E$1:.E$100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94]*SUM([.G$1:.G$100])/SUM([.C$1:.C$10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94]*SUM([.G$1:.G$100])/SUM([.E$1:.E$100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95]*SUM([.G$1:.G$100])/SUM([.C$1:.C$10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95]*SUM([.G$1:.G$100])/SUM([.E$1:.E$100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[.C96]*SUM([.G$1:.G$100])/SUM([.C$1:.C$10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96]*SUM([.G$1:.G$100])/SUM([.E$1:.E$100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97]*SUM([.G$1:.G$100])/SUM([.C$1:.C$10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97]*SUM([.G$1:.G$100])/SUM([.E$1:.E$100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[.C98]*SUM([.G$1:.G$100])/SUM([.C$1:.C$10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98]*SUM([.G$1:.G$100])/SUM([.E$1:.E$100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99]*SUM([.G$1:.G$100])/SUM([.C$1:.C$10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99]*SUM([.G$1:.G$100])/SUM([.E$1:.E$100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[.C100]*SUM([.G$1:.G$100])/SUM([.C$1:.C$10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100]*SUM([.G$1:.G$100])/SUM([.E$1:.E$100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Noto Sans CJK SC Regular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Noto Sans CJK SC Regular" style:font-size-asian="12pt" style:language-asian="zh" style:country-asian="CN" style:font-name-complex="Noto Sans CJK SC Regular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30">0000/00/00</text:date>, <text:time style:data-style-name="N2" text:time-value="00:39:53.893069904">00:00:00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30T00:40:13.107803499</meta:creation-date>
    <meta:editing-duration>PT5M36S</meta:editing-duration>
    <meta:editing-cycles>2</meta:editing-cycles>
    <meta:generator>LibreOffice/5.1.6.2$Linux_X86_64 LibreOffice_project/10m0$Build-2</meta:generator>
    <dc:date>2017-05-30T00:45:30.167090825</dc:date>
    <meta:document-statistic meta:table-count="1" meta:cell-count="70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45.597cm" svg:height="19.445cm" xlink:href=".." xlink:type="simple" chart:class="chart:scatter" chart:column-mapping="0 1 4 3 2" chart:style-name="ch1">
        <chart:legend chart:legend-position="end" svg:x="43.454cm" svg:y="8.358cm" style:legend-expansion="high" chart:style-name="ch2"/>
        <chart:plot-area chart:style-name="ch3" table:cell-range-address="Sheet1.B1:Sheet1.B100 Sheet1.D1:Sheet1.D100 Sheet1.F1:Sheet1.H100" svg:x="0.911cm" svg:y="0.388cm" svg:width="41.632cm" svg:height="18.669cm">
          <chartooo:coordinate-region svg:x="2.088cm" svg:y="0.587cm" svg:width="40.176cm" svg:height="17.82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D1:Sheet1.D100" chart:class="chart:scatter">
            <chart:domain table:cell-range-address="Sheet1.B1:Sheet1.B100"/>
            <chart:data-point chart:repeated="100"/>
          </chart:series>
          <chart:series chart:style-name="ch7" chart:values-cell-range-address="Sheet1.H1:Sheet1.H100" chart:class="chart:scatter">
            <chart:data-point chart:repeated="100"/>
          </chart:series>
          <chart:series chart:style-name="ch8" chart:values-cell-range-address="Sheet1.G1:Sheet1.G100" chart:class="chart:scatter">
            <chart:data-point chart:repeated="100"/>
          </chart:series>
          <chart:series chart:style-name="ch9" chart:values-cell-range-address="Sheet1.F1:Sheet1.F100" chart:class="chart:scatter">
            <chart:data-point chart:repeated="10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B</text:p>
              </table:table-cell>
              <table:table-cell office:value-type="string">
                <text:p>列 D</text:p>
              </table:table-cell>
              <table:table-cell office:value-type="string">
                <text:p>列 H</text:p>
              </table:table-cell>
              <table:table-cell office:value-type="string">
                <text:p>列 G</text:p>
              </table:table-cell>
              <table:table-cell office:value-type="string">
                <text:p>列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B1:Sheet1.B100</svg:desc>
                </draw:g>
              </table:table-cell>
              <table:table-cell office:value-type="float" office:value="0">
                <text:p>0</text:p>
                <draw:g>
                  <svg:desc>Sheet1.D1:Sheet1.D100</svg:desc>
                </draw:g>
              </table:table-cell>
              <table:table-cell office:value-type="float" office:value="0">
                <text:p>0</text:p>
                <draw:g>
                  <svg:desc>Sheet1.H1:Sheet1.H100</svg:desc>
                </draw:g>
              </table:table-cell>
              <table:table-cell office:value-type="float" office:value="0">
                <text:p>0</text:p>
                <draw:g>
                  <svg:desc>Sheet1.G1:Sheet1.G100</svg:desc>
                </draw:g>
              </table:table-cell>
              <table:table-cell office:value-type="float" office:value="0">
                <text:p>0</text:p>
                <draw:g>
                  <svg:desc>Sheet1.F1:Sheet1.F1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81.6025416645831">
                <text:p>81.602541664583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116.39557987406">
                <text:p>116.39557987406</text:p>
              </table:table-cell>
              <table:table-cell office:value-type="float" office:value="272">
                <text:p>272</text:p>
              </table:table-cell>
              <table:table-cell office:value-type="float" office:value="3">
                <text:p>3</text:p>
              </table:table-cell>
              <table:table-cell office:value-type="float" office:value="2507.91811382485">
                <text:p>2507.9181138248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2537.42364125451">
                <text:p>2537.42364125451</text:p>
              </table:table-cell>
              <table:table-cell office:value-type="float" office:value="5511">
                <text:p>5511</text:p>
              </table:table-cell>
              <table:table-cell office:value-type="float" office:value="550">
                <text:p>550</text:p>
              </table:table-cell>
              <table:table-cell office:value-type="float" office:value="12893.2015830041">
                <text:p>12893.201583004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12209.8963287889">
                <text:p>12209.8963287889</text:p>
              </table:table-cell>
              <table:table-cell office:value-type="float" office:value="20171">
                <text:p>20171</text:p>
              </table:table-cell>
              <table:table-cell office:value-type="float" office:value="6771">
                <text:p>6771</text:p>
              </table:table-cell>
              <table:table-cell office:value-type="float" office:value="25209.7452049119">
                <text:p>25209.745204911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24984.311219967">
                <text:p>24984.311219967</text:p>
              </table:table-cell>
              <table:table-cell office:value-type="float" office:value="29471">
                <text:p>29471</text:p>
              </table:table-cell>
              <table:table-cell office:value-type="float" office:value="20440">
                <text:p>20440</text:p>
              </table:table-cell>
              <table:table-cell office:value-type="float" office:value="29091.3061034239">
                <text:p>29091.306103423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30047.5189444886">
                <text:p>30047.5189444886</text:p>
              </table:table-cell>
              <table:table-cell office:value-type="float" office:value="27951">
                <text:p>27951</text:p>
              </table:table-cell>
              <table:table-cell office:value-type="float" office:value="29205">
                <text:p>29205</text:p>
              </table:table-cell>
              <table:table-cell office:value-type="float" office:value="26569.7875659883">
                <text:p>26569.787565988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27434.4381763159">
                <text:p>27434.4381763159</text:p>
              </table:table-cell>
              <table:table-cell office:value-type="float" office:value="22227">
                <text:p>22227</text:p>
              </table:table-cell>
              <table:table-cell office:value-type="float" office:value="27862">
                <text:p>27862</text:p>
              </table:table-cell>
              <table:table-cell office:value-type="float" office:value="21668.194896669">
                <text:p>21668.19489666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23482.8082395916">
                <text:p>23482.8082395916</text:p>
              </table:table-cell>
              <table:table-cell office:value-type="float" office:value="17013">
                <text:p>17013</text:p>
              </table:table-cell>
              <table:table-cell office:value-type="float" office:value="22511">
                <text:p>22511</text:p>
              </table:table-cell>
              <table:table-cell office:value-type="float" office:value="16831.8842606814">
                <text:p>16831.884260681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18006.3962065171">
                <text:p>18006.3962065171</text:p>
              </table:table-cell>
              <table:table-cell office:value-type="float" office:value="13045">
                <text:p>13045</text:p>
              </table:table-cell>
              <table:table-cell office:value-type="float" office:value="17423">
                <text:p>17423</text:p>
              </table:table-cell>
              <table:table-cell office:value-type="float" office:value="12898.6417524484">
                <text:p>12898.641752448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14415.5925674023">
                <text:p>14415.5925674023</text:p>
              </table:table-cell>
              <table:table-cell office:value-type="float" office:value="10228">
                <text:p>10228</text:p>
              </table:table-cell>
              <table:table-cell office:value-type="float" office:value="13161">
                <text:p>13161</text:p>
              </table:table-cell>
              <table:table-cell office:value-type="float" office:value="10341.7621136248">
                <text:p>10341.762113624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11622.0986504249">
                <text:p>11622.0986504249</text:p>
              </table:table-cell>
              <table:table-cell office:value-type="float" office:value="8160">
                <text:p>8160</text:p>
              </table:table-cell>
              <table:table-cell office:value-type="float" office:value="10259">
                <text:p>10259</text:p>
              </table:table-cell>
              <table:table-cell office:value-type="float" office:value="8119.45289562602">
                <text:p>8119.4528956260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9265.08815797518">
                <text:p>9265.08815797518</text:p>
              </table:table-cell>
              <table:table-cell office:value-type="float" office:value="7266">
                <text:p>7266</text:p>
              </table:table-cell>
              <table:table-cell office:value-type="float" office:value="8228">
                <text:p>8228</text:p>
              </table:table-cell>
              <table:table-cell office:value-type="float" office:value="7140.22239565103">
                <text:p>7140.2223956510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7967.27744237941">
                <text:p>7967.27744237941</text:p>
              </table:table-cell>
              <table:table-cell office:value-type="float" office:value="6263">
                <text:p>6263</text:p>
              </table:table-cell>
              <table:table-cell office:value-type="float" office:value="6758">
                <text:p>6758</text:p>
              </table:table-cell>
              <table:table-cell office:value-type="float" office:value="6147.39147206526">
                <text:p>6147.3914720652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6995.37435043101">
                <text:p>6995.37435043101</text:p>
              </table:table-cell>
              <table:table-cell office:value-type="float" office:value="5846">
                <text:p>5846</text:p>
              </table:table-cell>
              <table:table-cell office:value-type="float" office:value="5888">
                <text:p>5888</text:p>
              </table:table-cell>
              <table:table-cell office:value-type="float" office:value="5546.2527484695">
                <text:p>5546.252748469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6029.29103747631">
                <text:p>6029.29103747631</text:p>
              </table:table-cell>
              <table:table-cell office:value-type="float" office:value="5728">
                <text:p>5728</text:p>
              </table:table-cell>
              <table:table-cell office:value-type="float" office:value="5287">
                <text:p>5287</text:p>
              </table:table-cell>
              <table:table-cell office:value-type="float" office:value="5195.36181931179">
                <text:p>5195.3618193117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5813.9592147093">
                <text:p>5813.9592147093</text:p>
              </table:table-cell>
              <table:table-cell office:value-type="float" office:value="6098">
                <text:p>6098</text:p>
              </table:table-cell>
              <table:table-cell office:value-type="float" office:value="4812">
                <text:p>4812</text:p>
              </table:table-cell>
              <table:table-cell office:value-type="float" office:value="5347.68656375235">
                <text:p>5347.6865637523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5197.06264137678">
                <text:p>5197.06264137678</text:p>
              </table:table-cell>
              <table:table-cell office:value-type="float" office:value="6889">
                <text:p>6889</text:p>
              </table:table-cell>
              <table:table-cell office:value-type="float" office:value="5090">
                <text:p>5090</text:p>
              </table:table-cell>
              <table:table-cell office:value-type="float" office:value="5464.65020680492">
                <text:p>5464.6502068049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5866.33722565263">
                <text:p>5866.33722565263</text:p>
              </table:table-cell>
              <table:table-cell office:value-type="float" office:value="8887">
                <text:p>8887</text:p>
              </table:table-cell>
              <table:table-cell office:value-type="float" office:value="5986">
                <text:p>5986</text:p>
              </table:table-cell>
              <table:table-cell office:value-type="float" office:value="6264.35511511783">
                <text:p>6264.3551151178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6093.30860640704">
                <text:p>6093.30860640704</text:p>
              </table:table-cell>
              <table:table-cell office:value-type="float" office:value="11078">
                <text:p>11078</text:p>
              </table:table-cell>
              <table:table-cell office:value-type="float" office:value="7143">
                <text:p>7143</text:p>
              </table:table-cell>
              <table:table-cell office:value-type="float" office:value="7983.44865951838">
                <text:p>7983.4486595183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6890.61832854435">
                <text:p>6890.61832854435</text:p>
              </table:table-cell>
              <table:table-cell office:value-type="float" office:value="12552">
                <text:p>12552</text:p>
              </table:table-cell>
              <table:table-cell office:value-type="float" office:value="8956">
                <text:p>8956</text:p>
              </table:table-cell>
              <table:table-cell office:value-type="float" office:value="10472.3261802882">
                <text:p>10472.326180288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8991.55854527114">
                <text:p>8991.55854527114</text:p>
              </table:table-cell>
              <table:table-cell office:value-type="float" office:value="12801">
                <text:p>12801</text:p>
              </table:table-cell>
              <table:table-cell office:value-type="float" office:value="11229">
                <text:p>11229</text:p>
              </table:table-cell>
              <table:table-cell office:value-type="float" office:value="12020.0543871931">
                <text:p>12020.054387193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11139.0569939475">
                <text:p>11139.0569939475</text:p>
              </table:table-cell>
              <table:table-cell office:value-type="float" office:value="12408">
                <text:p>12408</text:p>
              </table:table-cell>
              <table:table-cell office:value-type="float" office:value="12424">
                <text:p>12424</text:p>
              </table:table-cell>
              <table:table-cell office:value-type="float" office:value="13135.2891232757">
                <text:p>13135.289123275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12594.0017423733">
                <text:p>12594.0017423733</text:p>
              </table:table-cell>
              <table:table-cell office:value-type="float" office:value="11864">
                <text:p>11864</text:p>
              </table:table-cell>
              <table:table-cell office:value-type="float" office:value="12481">
                <text:p>12481</text:p>
              </table:table-cell>
              <table:table-cell office:value-type="float" office:value="13284.8937829941">
                <text:p>13284.893782994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12419.4083725622">
                <text:p>12419.4083725622</text:p>
              </table:table-cell>
              <table:table-cell office:value-type="float" office:value="11299">
                <text:p>11299</text:p>
              </table:table-cell>
              <table:table-cell office:value-type="float" office:value="12004">
                <text:p>12004</text:p>
              </table:table-cell>
              <table:table-cell office:value-type="float" office:value="12602.1525177338">
                <text:p>12602.152517733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12576.5424053922">
                <text:p>12576.5424053922</text:p>
              </table:table-cell>
              <table:table-cell office:value-type="float" office:value="10657">
                <text:p>10657</text:p>
              </table:table-cell>
              <table:table-cell office:value-type="float" office:value="10934">
                <text:p>10934</text:p>
              </table:table-cell>
              <table:table-cell office:value-type="float" office:value="12098.9368441355">
                <text:p>12098.936844135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12134.2392018708">
                <text:p>12134.2392018708</text:p>
              </table:table-cell>
              <table:table-cell office:value-type="float" office:value="10688">
                <text:p>10688</text:p>
              </table:table-cell>
              <table:table-cell office:value-type="float" office:value="10336">
                <text:p>10336</text:p>
              </table:table-cell>
              <table:table-cell office:value-type="float" office:value="11190.4285469365">
                <text:p>11190.428546936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12355.3908036315">
                <text:p>12355.3908036315</text:p>
              </table:table-cell>
              <table:table-cell office:value-type="float" office:value="10430">
                <text:p>10430</text:p>
              </table:table-cell>
              <table:table-cell office:value-type="float" office:value="10338">
                <text:p>10338</text:p>
              </table:table-cell>
              <table:table-cell office:value-type="float" office:value="10630.091094173">
                <text:p>10630.09109417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11179.7954469035">
                <text:p>11179.7954469035</text:p>
              </table:table-cell>
              <table:table-cell office:value-type="float" office:value="10169">
                <text:p>10169</text:p>
              </table:table-cell>
              <table:table-cell office:value-type="float" office:value="10084">
                <text:p>10084</text:p>
              </table:table-cell>
              <table:table-cell office:value-type="float" office:value="10358.0826219578">
                <text:p>10358.082621957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10277.7297028795">
                <text:p>10277.7297028795</text:p>
              </table:table-cell>
              <table:table-cell office:value-type="float" office:value="10019">
                <text:p>10019</text:p>
              </table:table-cell>
              <table:table-cell office:value-type="float" office:value="10140">
                <text:p>10140</text:p>
              </table:table-cell>
              <table:table-cell office:value-type="float" office:value="9686.22169558602">
                <text:p>9686.2216955860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9852.88583633918">
                <text:p>9852.88583633918</text:p>
              </table:table-cell>
              <table:table-cell office:value-type="float" office:value="9914">
                <text:p>9914</text:p>
              </table:table-cell>
              <table:table-cell office:value-type="float" office:value="10395">
                <text:p>10395</text:p>
              </table:table-cell>
              <table:table-cell office:value-type="float" office:value="9571.9781372556">
                <text:p>9571.978137255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9788.86826740845">
                <text:p>9788.86826740845</text:p>
              </table:table-cell>
              <table:table-cell office:value-type="float" office:value="9726">
                <text:p>9726</text:p>
              </table:table-cell>
              <table:table-cell office:value-type="float" office:value="9839">
                <text:p>9839</text:p>
              </table:table-cell>
              <table:table-cell office:value-type="float" office:value="9125.88424282255">
                <text:p>9125.8842428225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9614.27489759736">
                <text:p>9614.27489759736</text:p>
              </table:table-cell>
              <table:table-cell office:value-type="float" office:value="9762">
                <text:p>9762</text:p>
              </table:table-cell>
              <table:table-cell office:value-type="float" office:value="9497">
                <text:p>9497</text:p>
              </table:table-cell>
              <table:table-cell office:value-type="float" office:value="9052.44195532442">
                <text:p>9052.4419553244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9521.15843369811">
                <text:p>9521.15843369811</text:p>
              </table:table-cell>
              <table:table-cell office:value-type="float" office:value="9938">
                <text:p>9938</text:p>
              </table:table-cell>
              <table:table-cell office:value-type="float" office:value="9420">
                <text:p>9420</text:p>
              </table:table-cell>
              <table:table-cell office:value-type="float" office:value="9052.44195532442">
                <text:p>9052.4419553244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9340.74528489332">
                <text:p>9340.74528489332</text:p>
              </table:table-cell>
              <table:table-cell office:value-type="float" office:value="9775">
                <text:p>9775</text:p>
              </table:table-cell>
              <table:table-cell office:value-type="float" office:value="9243">
                <text:p>9243</text:p>
              </table:table-cell>
              <table:table-cell office:value-type="float" office:value="8698.83094144456">
                <text:p>8698.8309414445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9061.39589319557">
                <text:p>9061.39589319557</text:p>
              </table:table-cell>
              <table:table-cell office:value-type="float" office:value="9887">
                <text:p>9887</text:p>
              </table:table-cell>
              <table:table-cell office:value-type="float" office:value="9209">
                <text:p>9209</text:p>
              </table:table-cell>
              <table:table-cell office:value-type="float" office:value="8614.50831505783">
                <text:p>8614.5083150578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9492.0595387296">
                <text:p>9492.0595387296</text:p>
              </table:table-cell>
              <table:table-cell office:value-type="float" office:value="9430">
                <text:p>9430</text:p>
              </table:table-cell>
              <table:table-cell office:value-type="float" office:value="8967">
                <text:p>8967</text:p>
              </table:table-cell>
              <table:table-cell office:value-type="float" office:value="8701.55102616672">
                <text:p>8701.5510261667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9212.71014703185">
                <text:p>9212.71014703185</text:p>
              </table:table-cell>
              <table:table-cell office:value-type="float" office:value="9797">
                <text:p>9797</text:p>
              </table:table-cell>
              <table:table-cell office:value-type="float" office:value="8687">
                <text:p>8687</text:p>
              </table:table-cell>
              <table:table-cell office:value-type="float" office:value="8949.07873588262">
                <text:p>8949.0787358826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9457.14086476738">
                <text:p>9457.14086476738</text:p>
              </table:table-cell>
              <table:table-cell office:value-type="float" office:value="10078">
                <text:p>10078</text:p>
              </table:table-cell>
              <table:table-cell office:value-type="float" office:value="8653">
                <text:p>8653</text:p>
              </table:table-cell>
              <table:table-cell office:value-type="float" office:value="9115.00390393394">
                <text:p>9115.0039039339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10085.6769960873">
                <text:p>10085.6769960873</text:p>
              </table:table-cell>
              <table:table-cell office:value-type="float" office:value="9940">
                <text:p>9940</text:p>
              </table:table-cell>
              <table:table-cell office:value-type="float" office:value="8520">
                <text:p>8520</text:p>
              </table:table-cell>
              <table:table-cell office:value-type="float" office:value="9283.64915670741">
                <text:p>9283.6491567074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10184.6132389803">
                <text:p>10184.6132389803</text:p>
              </table:table-cell>
              <table:table-cell office:value-type="float" office:value="10138">
                <text:p>10138</text:p>
              </table:table-cell>
              <table:table-cell office:value-type="float" office:value="8863">
                <text:p>8863</text:p>
              </table:table-cell>
              <table:table-cell office:value-type="float" office:value="9669.9011872531">
                <text:p>9669.901187253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10301.0088188543">
                <text:p>10301.0088188543</text:p>
              </table:table-cell>
              <table:table-cell office:value-type="float" office:value="10103">
                <text:p>10103</text:p>
              </table:table-cell>
              <table:table-cell office:value-type="float" office:value="8946">
                <text:p>8946</text:p>
              </table:table-cell>
              <table:table-cell office:value-type="float" office:value="9699.82211919678">
                <text:p>9699.8221191967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11011.0218560861">
                <text:p>11011.0218560861</text:p>
              </table:table-cell>
              <table:table-cell office:value-type="float" office:value="10059">
                <text:p>10059</text:p>
              </table:table-cell>
              <table:table-cell office:value-type="float" office:value="9466">
                <text:p>9466</text:p>
              </table:table-cell>
              <table:table-cell office:value-type="float" office:value="9931.02932057977">
                <text:p>9931.0293205797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11854.889810173">
                <text:p>11854.889810173</text:p>
              </table:table-cell>
              <table:table-cell office:value-type="float" office:value="10116">
                <text:p>10116</text:p>
              </table:table-cell>
              <table:table-cell office:value-type="float" office:value="9562">
                <text:p>9562</text:p>
              </table:table-cell>
              <table:table-cell office:value-type="float" office:value="10649.1316872281">
                <text:p>10649.131687228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12727.8566592285">
                <text:p>12727.8566592285</text:p>
              </table:table-cell>
              <table:table-cell office:value-type="float" office:value="10009">
                <text:p>10009</text:p>
              </table:table-cell>
              <table:table-cell office:value-type="float" office:value="9775">
                <text:p>9775</text:p>
              </table:table-cell>
              <table:table-cell office:value-type="float" office:value="11239.3900719353">
                <text:p>11239.390071935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13228.3576526869">
                <text:p>13228.3576526869</text:p>
              </table:table-cell>
              <table:table-cell office:value-type="float" office:value="9605">
                <text:p>9605</text:p>
              </table:table-cell>
              <table:table-cell office:value-type="float" office:value="10205">
                <text:p>10205</text:p>
              </table:table-cell>
              <table:table-cell office:value-type="float" office:value="11976.5330316387">
                <text:p>11976.533031638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13304.0147796051">
                <text:p>13304.0147796051</text:p>
              </table:table-cell>
              <table:table-cell office:value-type="float" office:value="9572">
                <text:p>9572</text:p>
              </table:table-cell>
              <table:table-cell office:value-type="float" office:value="10262">
                <text:p>10262</text:p>
              </table:table-cell>
              <table:table-cell office:value-type="float" office:value="12721.8362455085">
                <text:p>12721.836245508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12012.023843003">
                <text:p>12012.023843003</text:p>
              </table:table-cell>
              <table:table-cell office:value-type="float" office:value="9807">
                <text:p>9807</text:p>
              </table:table-cell>
              <table:table-cell office:value-type="float" office:value="10446">
                <text:p>10446</text:p>
              </table:table-cell>
              <table:table-cell office:value-type="float" office:value="13268.5732746612">
                <text:p>13268.573274661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10440.6835147032">
                <text:p>10440.6835147032</text:p>
              </table:table-cell>
              <table:table-cell office:value-type="float" office:value="10025">
                <text:p>10025</text:p>
              </table:table-cell>
              <table:table-cell office:value-type="float" office:value="10619">
                <text:p>10619</text:p>
              </table:table-cell>
              <table:table-cell office:value-type="float" office:value="13080.8874288327">
                <text:p>13080.887428832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8520.1564467812">
                <text:p>8520.1564467812</text:p>
              </table:table-cell>
              <table:table-cell office:value-type="float" office:value="10349">
                <text:p>10349</text:p>
              </table:table-cell>
              <table:table-cell office:value-type="float" office:value="11017">
                <text:p>11017</text:p>
              </table:table-cell>
              <table:table-cell office:value-type="float" office:value="12308.3833677413">
                <text:p>12308.383367741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6692.74584275845">
                <text:p>6692.74584275845</text:p>
              </table:table-cell>
              <table:table-cell office:value-type="float" office:value="10747">
                <text:p>10747</text:p>
              </table:table-cell>
              <table:table-cell office:value-type="float" office:value="11268">
                <text:p>11268</text:p>
              </table:table-cell>
              <table:table-cell office:value-type="float" office:value="10339.0420289027">
                <text:p>10339.042028902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134.04705936296">
                <text:p>6134.04705936296</text:p>
              </table:table-cell>
              <table:table-cell office:value-type="float" office:value="11146">
                <text:p>11146</text:p>
              </table:table-cell>
              <table:table-cell office:value-type="float" office:value="11970">
                <text:p>11970</text:p>
              </table:table-cell>
              <table:table-cell office:value-type="float" office:value="8122.17298034818">
                <text:p>8122.1729803481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5651.00540288562">
                <text:p>5651.00540288562</text:p>
              </table:table-cell>
              <table:table-cell office:value-type="float" office:value="12351">
                <text:p>12351</text:p>
              </table:table-cell>
              <table:table-cell office:value-type="float" office:value="12082">
                <text:p>12082</text:p>
              </table:table-cell>
              <table:table-cell office:value-type="float" office:value="6457.48113039068">
                <text:p>6457.4811303906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5371.65601118787">
                <text:p>5371.65601118787</text:p>
              </table:table-cell>
              <table:table-cell office:value-type="float" office:value="13124">
                <text:p>13124</text:p>
              </table:table-cell>
              <table:table-cell office:value-type="float" office:value="12112">
                <text:p>12112</text:p>
              </table:table-cell>
              <table:table-cell office:value-type="float" office:value="5548.97283319165">
                <text:p>5548.9728331916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5680.10429785413">
                <text:p>5680.10429785413</text:p>
              </table:table-cell>
              <table:table-cell office:value-type="float" office:value="13327">
                <text:p>13327</text:p>
              </table:table-cell>
              <table:table-cell office:value-type="float" office:value="11202">
                <text:p>11202</text:p>
              </table:table-cell>
              <table:table-cell office:value-type="float" office:value="5296.00495403145">
                <text:p>5296.0049540314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5976.91302653298">
                <text:p>5976.91302653298</text:p>
              </table:table-cell>
              <table:table-cell office:value-type="float" office:value="13115">
                <text:p>13115</text:p>
              </table:table-cell>
              <table:table-cell office:value-type="float" office:value="8989">
                <text:p>8989</text:p>
              </table:table-cell>
              <table:table-cell office:value-type="float" office:value="5067.51783737061">
                <text:p>5067.5178373706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6785.8623066577">
                <text:p>6785.8623066577</text:p>
              </table:table-cell>
              <table:table-cell office:value-type="float" office:value="11087">
                <text:p>11087</text:p>
              </table:table-cell>
              <table:table-cell office:value-type="float" office:value="7043">
                <text:p>7043</text:p>
              </table:table-cell>
              <table:table-cell office:value-type="float" office:value="5616.97495124547">
                <text:p>5616.9749512454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8328.103739989">
                <text:p>8328.103739989</text:p>
              </table:table-cell>
              <table:table-cell office:value-type="float" office:value="8763">
                <text:p>8763</text:p>
              </table:table-cell>
              <table:table-cell office:value-type="float" office:value="5706">
                <text:p>5706</text:p>
              </table:table-cell>
              <table:table-cell office:value-type="float" office:value="6120.19062484374">
                <text:p>6120.1906248437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9608.45511860366">
                <text:p>9608.45511860366</text:p>
              </table:table-cell>
              <table:table-cell office:value-type="float" office:value="6812">
                <text:p>6812</text:p>
              </table:table-cell>
              <table:table-cell office:value-type="float" office:value="5207">
                <text:p>5207</text:p>
              </table:table-cell>
              <table:table-cell office:value-type="float" office:value="6881.81434704651">
                <text:p>6881.8143470465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11901.4480421226">
                <text:p>11901.4480421226</text:p>
              </table:table-cell>
              <table:table-cell office:value-type="float" office:value="5663">
                <text:p>5663</text:p>
              </table:table-cell>
              <table:table-cell office:value-type="float" office:value="4928">
                <text:p>4928</text:p>
              </table:table-cell>
              <table:table-cell office:value-type="float" office:value="8274.49772478873">
                <text:p>8274.4977247887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14980.1111297915">
                <text:p>14980.1111297915</text:p>
              </table:table-cell>
              <table:table-cell office:value-type="float" office:value="5161">
                <text:p>5161</text:p>
              </table:table-cell>
              <table:table-cell office:value-type="float" office:value="5430">
                <text:p>5430</text:p>
              </table:table-cell>
              <table:table-cell office:value-type="float" office:value="10232.9587247387">
                <text:p>10232.958724738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19199.4509002262">
                <text:p>19199.4509002262</text:p>
              </table:table-cell>
              <table:table-cell office:value-type="float" office:value="5269">
                <text:p>5269</text:p>
              </table:table-cell>
              <table:table-cell office:value-type="float" office:value="6039">
                <text:p>6039</text:p>
              </table:table-cell>
              <table:table-cell office:value-type="float" office:value="13219.6117496625">
                <text:p>13219.611749662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23581.7444824846">
                <text:p>23581.7444824846</text:p>
              </table:table-cell>
              <table:table-cell office:value-type="float" office:value="6078">
                <text:p>6078</text:p>
              </table:table-cell>
              <table:table-cell office:value-type="float" office:value="6954">
                <text:p>6954</text:p>
              </table:table-cell>
              <table:table-cell office:value-type="float" office:value="16859.0851079029">
                <text:p>16859.085107902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29069.7960735465">
                <text:p>29069.7960735465</text:p>
              </table:table-cell>
              <table:table-cell office:value-type="float" office:value="7014">
                <text:p>7014</text:p>
              </table:table-cell>
              <table:table-cell office:value-type="float" office:value="8211">
                <text:p>8211</text:p>
              </table:table-cell>
              <table:table-cell office:value-type="float" office:value="20941.9322758542">
                <text:p>20941.932275854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29977.6815965642">
                <text:p>29977.6815965642</text:p>
              </table:table-cell>
              <table:table-cell office:value-type="float" office:value="8349">
                <text:p>8349</text:p>
              </table:table-cell>
              <table:table-cell office:value-type="float" office:value="10045">
                <text:p>10045</text:p>
              </table:table-cell>
              <table:table-cell office:value-type="float" office:value="26858.1165465365">
                <text:p>26858.116546536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23156.9006159442">
                <text:p>23156.9006159442</text:p>
              </table:table-cell>
              <table:table-cell office:value-type="float" office:value="10443">
                <text:p>10443</text:p>
              </table:table-cell>
              <table:table-cell office:value-type="float" office:value="13025">
                <text:p>13025</text:p>
              </table:table-cell>
              <table:table-cell office:value-type="float" office:value="29020.5839006479">
                <text:p>29020.583900647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9905.26384728251">
                <text:p>9905.26384728251</text:p>
              </table:table-cell>
              <table:table-cell office:value-type="float" office:value="13101">
                <text:p>13101</text:p>
              </table:table-cell>
              <table:table-cell office:value-type="float" office:value="16882">
                <text:p>16882</text:p>
              </table:table-cell>
              <table:table-cell office:value-type="float" office:value="25683.0399465665">
                <text:p>25683.039946566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1775.03259307942">
                <text:p>1775.03259307942</text:p>
              </table:table-cell>
              <table:table-cell office:value-type="float" office:value="17532">
                <text:p>17532</text:p>
              </table:table-cell>
              <table:table-cell office:value-type="float" office:value="22383">
                <text:p>22383</text:p>
              </table:table-cell>
              <table:table-cell office:value-type="float" office:value="12757.1973468965">
                <text:p>12757.197346896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98.936242892951">
                <text:p>98.936242892951</text:p>
              </table:table-cell>
              <table:table-cell office:value-type="float" office:value="23031">
                <text:p>23031</text:p>
              </table:table-cell>
              <table:table-cell office:value-type="float" office:value="27700">
                <text:p>27700</text:p>
              </table:table-cell>
              <table:table-cell office:value-type="float" office:value="2611.28133326666">
                <text:p>2611.2813332666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23.279115974812">
                <text:p>23.279115974812</text:p>
              </table:table-cell>
              <table:table-cell office:value-type="float" office:value="28696">
                <text:p>28696</text:p>
              </table:table-cell>
              <table:table-cell office:value-type="float" office:value="28907">
                <text:p>28907</text:p>
              </table:table-cell>
              <table:table-cell office:value-type="float" office:value="144.164490274097">
                <text:p>144.16449027409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0">
                <text:p>0</text:p>
              </table:table-cell>
              <table:table-cell office:value-type="float" office:value="29343">
                <text:p>29343</text:p>
              </table:table-cell>
              <table:table-cell office:value-type="float" office:value="20547">
                <text:p>20547</text:p>
              </table:table-cell>
              <table:table-cell office:value-type="float" office:value="5.44016944430554">
                <text:p>5.4401694443055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0">
                <text:p>0</text:p>
              </table:table-cell>
              <table:table-cell office:value-type="float" office:value="19906">
                <text:p>19906</text:p>
              </table:table-cell>
              <table:table-cell office:value-type="float" office:value="6546">
                <text:p>6546</text:p>
              </table:table-cell>
              <table:table-cell office:value-type="float" office:value="2.72008472215277">
                <text:p>2.7200847221527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0">
                <text:p>0</text:p>
              </table:table-cell>
              <table:table-cell office:value-type="float" office:value="5510">
                <text:p>5510</text:p>
              </table:table-cell>
              <table:table-cell office:value-type="float" office:value="479">
                <text:p>4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0">
                <text:p>0</text:p>
              </table:table-cell>
              <table:table-cell office:value-type="float" office:value="290">
                <text:p>29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